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entury Gothic" svg:font-family="'Century Gothic', Arial, Helvetica, sans-serif"/>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 style:family="table">
      <style:table-properties style:width="17cm" table:align="left"/>
    </style:style>
    <style:style style:name="Tabela1.A" style:family="table-column">
      <style:table-column-properties style:column-width="7.721cm"/>
    </style:style>
    <style:style style:name="Tabela1.B" style:family="table-column">
      <style:table-column-properties style:column-width="9.28cm"/>
    </style:style>
    <style:style style:name="Tabela1.A1" style:family="table-cell">
      <style:table-cell-properties style:vertical-align="middle" fo:padding="0.049cm" fo:border="none"/>
    </style:style>
    <style:style style:name="Tabela2" style:family="table">
      <style:table-properties style:width="17cm" table:align="left"/>
    </style:style>
    <style:style style:name="Tabela2.A" style:family="table-column">
      <style:table-column-properties style:column-width="8.047cm"/>
    </style:style>
    <style:style style:name="Tabela2.B" style:family="table-column">
      <style:table-column-properties style:column-width="8.954cm"/>
    </style:style>
    <style:style style:name="Tabela2.A1" style:family="table-cell">
      <style:table-cell-properties style:vertical-align="middle" fo:padding="0.049cm" fo:border="none"/>
    </style:style>
    <style:style style:name="P1" style:family="paragraph" style:parent-style-name="Heading_20_3">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fo:color="#c21c22" loext:opacity="100%" style:font-name="Century Gothic" fo:font-size="11.25pt" fo:letter-spacing="normal" fo:font-style="normal" fo:font-weight="normal" fo:background-color="#dee2e6" loext:padding="0.049cm" loext:border="0.06pt solid #cad0d7"/>
    </style:style>
    <style:style style:name="P2" style:family="paragraph" style:parent-style-name="Heading_20_3">
      <style:text-properties fo:font-variant="normal" fo:text-transform="none" fo:color="#c21c22" loext:opacity="100%" style:font-name="Century Gothic" fo:font-size="11.25pt" fo:letter-spacing="normal" fo:font-style="normal" fo:font-weight="normal" fo:background-color="#dee2e6" loext:padding="0.049cm" loext:border="0.06pt solid #cad0d7"/>
    </style:style>
    <style:style style:name="P3" style:family="paragraph" style:parent-style-name="Heading_20_4">
      <style:paragraph-properties fo:line-height="120%"/>
      <style:text-properties fo:color="#c21c22" loext:opacity="100%" style:font-name="Century Gothic" fo:font-weight="normal"/>
    </style:style>
    <style:style style:name="P4" style:family="paragraph" style:parent-style-name="Preformatted_20_Text">
      <style:paragraph-properties fo:margin-left="0cm" fo:margin-right="0cm" style:line-height-at-least="0.582cm" fo:orphans="2" fo:widows="2" fo:text-indent="0cm" style:auto-text-indent="false" style:writing-mode="lr-tb"/>
    </style:style>
    <style:style style:name="P5" style:family="paragraph" style:parent-style-name="Standard">
      <style:paragraph-properties fo:margin-left="0cm" fo:margin-right="0cm" fo:margin-top="0cm" fo:margin-bottom="0.318cm" style:contextual-spacing="false" style:line-height-at-least="0.635cm" fo:orphans="2" fo:widows="2" fo:text-indent="0cm" style:auto-text-indent="false"/>
    </style:style>
    <style:style style:name="P6" style:family="paragraph" style:parent-style-name="Standard">
      <style:paragraph-properties fo:margin-left="0cm" fo:margin-right="0cm" style:line-height-at-least="0.582cm" fo:orphans="2" fo:widows="2" fo:text-indent="0cm" style:auto-text-indent="false" style:writing-mode="lr-tb"/>
    </style:style>
    <style:style style:name="P7" style:family="paragraph" style:parent-style-name="Standard">
      <style:paragraph-properties fo:margin-left="0cm" fo:margin-right="0cm" fo:margin-top="0cm" fo:margin-bottom="0.318cm" style:contextual-spacing="false" style:line-height-at-least="0.582cm" fo:orphans="2" fo:widows="2" fo:text-indent="0cm" style:auto-text-indent="false" style:writing-mode="lr-tb"/>
    </style:style>
    <style:style style:name="P8" style:family="paragraph" style:parent-style-name="Standard">
      <style:paragraph-properties fo:margin-left="0cm" fo:margin-right="0cm" fo:margin-top="0cm" fo:margin-bottom="0.318cm" style:contextual-spacing="false" style:line-height-at-least="0.635cm" fo:orphans="2" fo:widows="2" fo:text-indent="0cm" style:auto-text-indent="false"/>
      <style:text-properties fo:font-variant="normal" fo:text-transform="none" fo:color="#0a0a0a" loext:opacity="100%" style:font-name="Google Sans" fo:font-size="12pt" fo:letter-spacing="normal" fo:font-style="normal" fo:font-weight="normal"/>
    </style:style>
    <style:style style:name="P9" style:family="paragraph" style:parent-style-name="Standard">
      <style:paragraph-properties fo:margin-left="0cm" fo:margin-right="0cm" style:line-height-at-least="0.582cm" fo:orphans="2" fo:widows="2" fo:text-indent="0cm" style:auto-text-indent="false" style:writing-mode="lr-tb"/>
      <style:text-properties fo:font-variant="normal" fo:text-transform="none" fo:color="#0a0a0a" loext:opacity="100%" style:font-name="Google Sans" fo:font-size="12pt" fo:letter-spacing="normal" fo:font-style="normal" fo:font-weight="normal"/>
    </style:style>
    <style:style style:name="P10" style:family="paragraph" style:parent-style-name="Standard">
      <style:paragraph-properties fo:margin-left="0cm" fo:margin-right="0cm" fo:margin-top="0cm" fo:margin-bottom="0.635cm" style:contextual-spacing="false" style:line-height-at-least="0.741cm" fo:orphans="2" fo:widows="2" fo:text-indent="0cm" style:auto-text-indent="false"/>
      <style:text-properties fo:font-variant="normal" fo:text-transform="none" fo:color="#001d35" loext:opacity="100%" style:font-name="Google Sans" fo:font-size="15pt" fo:letter-spacing="normal" fo:font-style="normal" fo:font-weight="normal"/>
    </style:style>
    <style:style style:name="P1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434e" loext:opacity="100%" style:font-name="Century Gothic" fo:font-size="11.25pt" fo:letter-spacing="normal" fo:font-style="normal" fo:font-weight="normal" style:font-name-asian="Century Gothic" style:font-size-asian="11.25pt" style:font-style-asian="normal" style:font-weight-asian="normal" style:font-name-complex="Century Gothic" style:font-size-complex="11.25pt" style:font-style-complex="normal" style:font-weight-complex="normal" loext:padding="0.049cm" loext:border="0.06pt solid #b8dce2"/>
    </style:style>
    <style:style style:name="P1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size="2pt" style:font-size-asian="2pt" style:font-size-complex="2pt"/>
    </style:style>
    <style:style style:name="P13" style:family="paragraph" style:parent-style-name="Table_20_Contents">
      <style:paragraph-properties fo:margin-left="0cm" fo:margin-right="0cm" fo:margin-top="0cm" fo:margin-bottom="0cm" style:contextual-spacing="false" fo:text-align="start" style:justify-single-word="false" fo:text-indent="0cm" style:auto-text-indent="false" style:writing-mode="lr-tb"/>
    </style:style>
    <style:style style:name="P14" style:family="paragraph" style:parent-style-name="Text_20_body" style:list-style-name="L2">
      <style:paragraph-properties fo:margin-left="0cm" fo:margin-right="0cm" fo:margin-top="0cm" fo:margin-bottom="0.318cm" style:contextual-spacing="false" style:line-height-at-least="0.635cm" fo:orphans="2" fo:widows="2" fo:text-indent="0cm" style:auto-text-indent="false" fo:padding="0cm" fo:border="none"/>
    </style:style>
    <style:style style:name="P15" style:family="paragraph" style:parent-style-name="Text_20_body" style:list-style-name="L4">
      <style:paragraph-properties fo:margin-left="0cm" fo:margin-right="0cm" fo:margin-top="0cm" fo:margin-bottom="0.318cm" style:contextual-spacing="false" style:line-height-at-least="0.635cm" fo:orphans="2" fo:widows="2" fo:text-indent="0cm" style:auto-text-indent="false" fo:padding="0cm" fo:border="none"/>
    </style:style>
    <style:style style:name="P16" style:family="paragraph" style:parent-style-name="Text_20_body" style:list-style-name="L7">
      <style:paragraph-properties fo:margin-left="0cm" fo:margin-right="0cm" fo:margin-top="0cm" fo:margin-bottom="0.318cm" style:contextual-spacing="false" style:line-height-at-least="0.635cm" fo:orphans="2" fo:widows="2" fo:text-indent="0cm" style:auto-text-indent="false" fo:padding="0cm" fo:border="none"/>
    </style:style>
    <style:style style:name="P17" style:family="paragraph" style:parent-style-name="Text_20_body">
      <style:paragraph-properties fo:margin-left="0cm" fo:margin-right="0cm" fo:margin-top="0cm" fo:margin-bottom="0.318cm" style:contextual-spacing="false" style:line-height-at-least="0.635cm" fo:orphans="2" fo:widows="2" fo:text-indent="0cm" style:auto-text-indent="false"/>
    </style:style>
    <style:style style:name="P18" style:family="paragraph" style:parent-style-name="Text_20_body" style:list-style-name="L1">
      <style:paragraph-properties fo:margin-left="0cm" fo:margin-right="0cm" fo:margin-top="0cm" fo:margin-bottom="0.318cm" style:contextual-spacing="false" style:line-height-at-least="0.582cm" fo:orphans="2" fo:widows="2" fo:text-indent="0cm" style:auto-text-indent="false" fo:padding="0cm" fo:border="none" style:writing-mode="lr-tb"/>
    </style:style>
    <style:style style:name="P19" style:family="paragraph" style:parent-style-name="Text_20_body" style:list-style-name="L3">
      <style:paragraph-properties fo:margin-left="0cm" fo:margin-right="0cm" fo:margin-top="0cm" fo:margin-bottom="0.318cm" style:contextual-spacing="false" style:line-height-at-least="0.582cm" fo:orphans="2" fo:widows="2" fo:text-indent="0cm" style:auto-text-indent="false" fo:padding="0cm" fo:border="none" style:writing-mode="lr-tb"/>
    </style:style>
    <style:style style:name="P20" style:family="paragraph" style:parent-style-name="Text_20_body">
      <style:paragraph-properties fo:margin-left="0cm" fo:margin-right="0cm" fo:margin-top="0cm" fo:margin-bottom="0.318cm" style:contextual-spacing="false" style:line-height-at-least="0.582cm" fo:orphans="2" fo:widows="2" fo:text-indent="0cm" style:auto-text-indent="false" style:writing-mode="lr-tb"/>
    </style:style>
    <style:style style:name="P21" style:family="paragraph" style:parent-style-name="Text_20_body" style:list-style-name="L4">
      <style:paragraph-properties fo:margin-left="0cm" fo:margin-right="0cm" fo:margin-top="0cm" fo:margin-bottom="0.318cm" style:contextual-spacing="false" style:line-height-at-least="0.582cm" fo:orphans="2" fo:widows="2" fo:text-indent="0cm" style:auto-text-indent="false" fo:padding="0cm" fo:border="none" style:writing-mode="lr-tb"/>
    </style:style>
    <style:style style:name="P22" style:family="paragraph" style:parent-style-name="Text_20_body" style:list-style-name="L5">
      <style:paragraph-properties fo:margin-left="0cm" fo:margin-right="0cm" fo:margin-top="0cm" fo:margin-bottom="0.318cm" style:contextual-spacing="false" style:line-height-at-least="0.582cm" fo:orphans="2" fo:widows="2" fo:text-indent="0cm" style:auto-text-indent="false" fo:padding="0cm" fo:border="none" style:writing-mode="lr-tb"/>
    </style:style>
    <style:style style:name="P23" style:family="paragraph" style:parent-style-name="Text_20_body" style:list-style-name="L6">
      <style:paragraph-properties fo:margin-left="0cm" fo:margin-right="0cm" fo:margin-top="0cm" fo:margin-bottom="0.318cm" style:contextual-spacing="false" style:line-height-at-least="0.582cm" fo:orphans="2" fo:widows="2" fo:text-indent="0cm" style:auto-text-indent="false" fo:padding="0cm" fo:border="none" style:writing-mode="lr-tb"/>
    </style:style>
    <style:style style:name="P24" style:family="paragraph" style:parent-style-name="Text_20_body" style:list-style-name="L7">
      <style:paragraph-properties fo:margin-left="0cm" fo:margin-right="0cm" fo:margin-top="0cm" fo:margin-bottom="0.318cm" style:contextual-spacing="false" style:line-height-at-least="0.582cm" fo:orphans="2" fo:widows="2" fo:text-indent="0cm" style:auto-text-indent="false" fo:padding="0cm" fo:border="none" style:writing-mode="lr-tb"/>
    </style:style>
    <style:style style:name="P25" style:family="paragraph" style:parent-style-name="Text_20_body" style:list-style-name="L8">
      <style:paragraph-properties fo:margin-left="0cm" fo:margin-right="0cm" fo:margin-top="0cm" fo:margin-bottom="0.318cm" style:contextual-spacing="false" style:line-height-at-least="0.582cm" fo:orphans="2" fo:widows="2" fo:text-indent="0cm" style:auto-text-indent="false" fo:padding="0cm" fo:border="none" style:writing-mode="lr-tb"/>
    </style:style>
    <style:style style:name="P26" style:family="paragraph" style:parent-style-name="Text_20_body">
      <style:paragraph-properties fo:margin-left="0cm" fo:margin-right="0cm" fo:margin-top="0cm" fo:margin-bottom="0.635cm" style:contextual-spacing="false" style:line-height-at-least="0.741cm" fo:orphans="2" fo:widows="2" fo:text-indent="0cm" style:auto-text-indent="false"/>
      <style:text-properties fo:font-variant="normal" fo:text-transform="none" fo:color="#001d35" loext:opacity="100%" style:font-name="Google Sans" fo:font-size="15pt" fo:letter-spacing="normal" fo:font-style="normal" fo:font-weight="normal"/>
    </style:style>
    <style:style style:name="P27" style:family="paragraph" style:parent-style-name="Text_20_body">
      <style:paragraph-properties fo:margin-top="0cm" fo:margin-bottom="0cm" style:contextual-spacing="false" fo:text-align="start" style:justify-single-word="false" fo:orphans="2" fo:widows="2"/>
      <style:text-properties fo:font-variant="normal" fo:text-transform="none" fo:color="#656565" loext:opacity="100%" style:font-name="Century Gothic" fo:font-size="11.25pt" fo:letter-spacing="normal" fo:font-style="normal" fo:font-weight="normal" fo:background-color="#dee2e6" loext:padding="0.049cm" loext:border="0.06pt solid #cad0d7"/>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434e" loext:opacity="100%" fo:letter-spacing="normal" loext:padding="0.049cm" loext:border="0.06pt solid #b8dce2"/>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434e" loext:opacity="100%" style:font-name="Century Gothic" fo:font-size="11.25pt" fo:letter-spacing="normal" fo:font-style="normal" fo:font-weight="normal" loext:padding="0.049cm" loext:border="0.06pt solid #b8dce2"/>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434e" loext:opacity="100%" style:font-name="Century Gothic" fo:font-size="11.25pt" fo:letter-spacing="normal" fo:font-style="normal" fo:font-weight="normal" loext:padding="0.049cm" loext:border="0.06pt solid #b8dce2"/>
    </style:style>
    <style:style style:name="P31" style:family="paragraph" style:parent-style-name="Text_20_body">
      <style:paragraph-properties fo:margin-top="0cm" fo:margin-bottom="0cm" style:contextual-spacing="false" fo:text-align="start" style:justify-single-word="false" fo:orphans="2" fo:widows="2"/>
      <style:text-properties fo:font-variant="normal" fo:text-transform="none" fo:color="#00434e" loext:opacity="100%" style:font-name="Century Gothic" fo:font-size="11.25pt" fo:letter-spacing="normal" fo:font-style="normal" fo:font-weight="normal" loext:padding="0.049cm" loext:border="0.06pt solid #b8dce2"/>
    </style:style>
    <style:style style:name="P32" style:family="paragraph" style:parent-style-name="Text_20_body">
      <style:paragraph-properties fo:margin-top="0cm" fo:margin-bottom="0cm" style:contextual-spacing="false" fo:text-align="start" style:justify-single-word="false" fo:orphans="2" fo:widows="2"/>
      <style:text-properties fo:font-variant="normal" fo:text-transform="none" fo:color="#00434e" loext:opacity="100%" style:font-name="Century Gothic" fo:font-size="11.25pt" fo:letter-spacing="normal" fo:font-style="normal" fo:font-weight="normal" style:font-name-asian="Century Gothic" style:font-size-asian="11.25pt" style:font-style-asian="normal" style:font-weight-asian="normal" style:font-name-complex="Century Gothic" style:font-size-complex="11.25pt" style:font-style-complex="normal" style:font-weight-complex="normal" loext:padding="0.049cm" loext:border="0.06pt solid #b8dce2"/>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434e" loext:opacity="100%" style:font-name="Century Gothic" fo:font-size="11.25pt" fo:letter-spacing="normal" fo:font-style="normal" fo:font-weight="normal" style:font-name-asian="Century Gothic" style:font-size-asian="11.25pt" style:font-style-asian="normal" style:font-weight-asian="normal" style:font-name-complex="Century Gothic" style:font-size-complex="11.25pt" style:font-style-complex="normal" style:font-weight-complex="normal" loext:padding="0.049cm" loext:border="0.06pt solid #b8dce2"/>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color="#00434e" loext:opacity="100%" loext:padding="0.049cm" loext:border="0.06pt solid #b8dce2"/>
    </style:style>
    <style:style style:name="P35" style:family="paragraph" style:parent-style-name="Text_20_body">
      <style:paragraph-properties fo:margin-top="0cm" fo:margin-bottom="0cm" style:contextual-spacing="false" fo:text-align="start" style:justify-single-word="false" fo:orphans="2" fo:widows="2"/>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style>
    <style:style style:name="T1" style:family="text">
      <style:text-properties fo:font-variant="normal" fo:text-transform="none" fo:color="#0a0a0a" loext:opacity="100%" style:font-name="Google Sans" fo:font-size="12pt" fo:letter-spacing="normal" fo:font-style="normal" fo:font-weight="normal"/>
    </style:style>
    <style:style style:name="T2" style:family="text">
      <style:text-properties fo:font-variant="normal" fo:text-transform="none" fo:color="#0a0a0a" loext:opacity="100%" style:font-name="Google Sans" fo:font-size="12pt" fo:letter-spacing="normal" fo:font-style="normal" fo:font-weight="bold"/>
    </style:style>
    <style:style style:name="T3" style:family="text">
      <style:text-properties fo:font-variant="normal" fo:text-transform="none" fo:color="#0a0a0a" loext:opacity="100%" style:font-name="Google Sans" fo:font-size="12pt" fo:letter-spacing="normal" fo:font-style="normal" style:text-underline-style="solid" style:text-underline-width="auto" style:text-underline-color="font-color" fo:font-weight="normal"/>
    </style:style>
    <style:style style:name="T4" style:family="text">
      <style:text-properties fo:font-variant="normal" fo:text-transform="none" fo:color="#0a0a0a" loext:opacity="100%" style:font-name="Google Sans" fo:font-size="12pt" fo:letter-spacing="normal" fo:font-style="italic" fo:font-weight="normal"/>
    </style:style>
    <style:style style:name="T5" style:family="text">
      <style:text-properties fo:font-variant="normal" fo:text-transform="none" fo:color="#0a0a0a" loext:opacity="100%" style:font-name="Google Sans" fo:font-size="10.5pt" fo:letter-spacing="normal" fo:font-style="normal" fo:font-weight="normal" fo:background-color="#f3f5f6" loext:char-shading-value="0" loext:padding-left="0cm" loext:padding-right="0cm" loext:padding-top="0.053cm" loext:padding-bottom="0.053cm" loext:border-left="none" loext:border-right="none" loext:border-top="0.74pt solid #f3f5f6" loext:border-bottom="0.74pt solid #f3f5f6"/>
    </style:style>
    <style:style style:name="T6" style:family="text">
      <style:text-properties fo:font-variant="normal" fo:text-transform="none" fo:color="#0a0a0a" loext:opacity="100%" style:font-name="Google Sans" fo:font-size="10.5pt" fo:letter-spacing="normal" fo:font-style="normal" fo:font-weight="bold" fo:background-color="#f3f5f6" loext:char-shading-value="0" loext:padding-left="0cm" loext:padding-right="0cm" loext:padding-top="0.053cm" loext:padding-bottom="0.053cm" loext:border-left="none" loext:border-right="none" loext:border-top="0.74pt solid #f3f5f6" loext:border-bottom="0.74pt solid #f3f5f6"/>
    </style:style>
    <style:style style:name="T7" style:family="text">
      <style:text-properties fo:font-variant="normal" fo:text-transform="none" fo:color="#0a0a0a" loext:opacity="100%" fo:font-size="10.5pt" fo:letter-spacing="normal" fo:font-style="normal" fo:font-weight="normal" fo:background-color="#f3f5f6" loext:char-shading-value="0" loext:padding-left="0cm" loext:padding-right="0cm" loext:padding-top="0.053cm" loext:padding-bottom="0.053cm" loext:border-left="none" loext:border-right="none" loext:border-top="0.74pt solid #f3f5f6" loext:border-bottom="0.74pt solid #f3f5f6"/>
    </style:style>
    <style:style style:name="T8" style:family="text">
      <style:text-properties fo:font-variant="normal" fo:text-transform="none" fo:color="#0a0a0a" loext:opacity="100%" fo:letter-spacing="normal"/>
    </style:style>
    <style:style style:name="T9" style:family="text">
      <style:text-properties fo:font-variant="normal" fo:text-transform="none" fo:color="#1a0dab" loext:opacity="100%" style:font-name="Google Sans" fo:font-size="12pt" fo:letter-spacing="normal" fo:font-style="normal" style:text-underline-style="solid" style:text-underline-width="auto" style:text-underline-color="font-color" fo:font-weight="normal"/>
    </style:style>
    <style:style style:name="T10" style:family="text">
      <style:text-properties fo:font-weight="bold"/>
    </style:style>
    <style:style style:name="T11" style:family="text">
      <style:text-properties style:font-name="Century Gothic" fo:font-size="11.25pt" fo:font-style="normal" fo:font-weight="normal"/>
    </style:style>
    <style:style style:name="T12" style:family="text">
      <style:text-properties fo:color="#00434e" loext:opacity="100%"/>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cce6ea"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IFRS - Instituto Federal Rio Grande do Sul</text:p>
      <text:p text:style-name="Preformatted_20_Text"/>
      <text:p text:style-name="Preformatted_20_Text">Banco de Dados: Oracle PL/SQL - Turma 2025B</text:p>
      <text:p text:style-name="Preformatted_20_Text"/>
      <text:p text:style-name="Preformatted_20_Text">MODULO 3 - Exception, Package e Trigger</text:p>
      <text:p text:style-name="Preformatted_20_Text"/>
      <text:p text:style-name="Preformatted_20_Text">&lt;pre&gt;</text:p>
      <text:p text:style-name="Preformatted_20_Text">3.1 Exception</text:p>
      <text:p text:style-name="Preformatted_20_Text">Quando um erro ocorre na execução de um bloco PL/SQL o Oracle dispara uma exceção. Por exemplo, se utilizamos a cláusula INTO em um SELECT e este retornar mais de uma linha será gerada uma exceção chamada TOO_MANY_ROWS. <text:s/>Se o SELECT INTO não retornar nenhuma linha a exceção gerada será NO_DATA_FOUND. Também é possível gerar uma exceção utilizando o comando RAISE. Esta execeção poderá ser tratada na seção EXCEPTION e assim o erro não será propagado para o programa principal.</text:p>
      <text:p text:style-name="Preformatted_20_Text"/>
      <text:p text:style-name="Preformatted_20_Text">Exemplo:</text:p>
      <text:p text:style-name="Preformatted_20_Text"/>
      <text:p text:style-name="Preformatted_20_Text">DECLARE</text:p>
      <text:p text:style-name="Preformatted_20_Text"><text:s text:c="4"/>v_salario NUMBER;</text:p>
      <text:p text:style-name="Preformatted_20_Text"><text:s text:c="4"/>p_id NUMBER;</text:p>
      <text:p text:style-name="Preformatted_20_Text">BEGIN</text:p>
      <text:p text:style-name="Preformatted_20_Text"><text:s text:c="2"/>p_id:= 100;</text:p>
      <text:p text:style-name="Preformatted_20_Text"/>
      <text:p text:style-name="Preformatted_20_Text"><text:s text:c="2"/>SELECT salario</text:p>
      <text:p text:style-name="Preformatted_20_Text"><text:s text:c="2"/>INTO v_salario</text:p>
      <text:p text:style-name="Preformatted_20_Text"><text:s text:c="2"/>FROM funcionario</text:p>
      <text:p text:style-name="Preformatted_20_Text"><text:s text:c="2"/>WHERE id_departamento=p_id;</text:p>
      <text:p text:style-name="Preformatted_20_Text"/>
      <text:p text:style-name="Preformatted_20_Text"><text:s text:c="2"/>DBMS_OUTPUT.PUT_LINE('Salario: '||v_salario);</text:p>
      <text:p text:style-name="Preformatted_20_Text"/>
      <text:p text:style-name="Preformatted_20_Text">END;</text:p>
      <text:p text:style-name="Preformatted_20_Text"/>
      <text:p text:style-name="Preformatted_20_Text">Erro: Quando o bloco foi executado o Oracle gerou uma exceção (TOO_MANY_ROWS) e apresentou a seguinte mensagem de erro pois o departamento 100 tem vários funcionários. Lembrando que a cláusula INTO só pode ser utilizada se o SELECT retornar apenas uma linha.</text:p>
      <text:p text:style-name="Preformatted_20_Text"/>
      <text:p text:style-name="Preformatted_20_Text">ORA-01422: exact fetch returns more than requested number of rows ORA-06512: at line 7 ORA-06512: at "SYS.DBMS_SQL", line 1721</text:p>
      <text:p text:style-name="Preformatted_20_Text">&lt;/pre&gt;</text:p>
      <text:p text:style-name="Preformatted_20_Text"/>
      <text:p text:style-name="Preformatted_20_Text">&lt;pre&gt;</text:p>
      <text:p text:style-name="Preformatted_20_Text"><text:s text:c="2"/>3.1.1 RAISE_APPLICATION_ERROR</text:p>
      <text:p text:style-name="Preformatted_20_Text">A procedure RAISE_APPLICATION_ERROR permite que o programador crie uma mensagem de erro específica para seu programa. O primeiro argumento é um valor entre -20999 e -20000, o segundo argumento é a mensagem de erro.</text:p>
      <text:p text:style-name="Preformatted_20_Text"/>
      <text:p text:style-name="Preformatted_20_Text">Vamos ver um exemplo.</text:p>
      <text:p text:style-name="Preformatted_20_Text"/>
      <text:p text:style-name="Preformatted_20_Text">Exemplo: Procedure que recebe como parâmetro o id_departamento e apresenta na tela o total de funcionários deste departamento.</text:p>
      <text:p text:style-name="Preformatted_20_Text"/>
      <text:p text:style-name="Preformatted_20_Text">CREATE OR REPLACE PROCEDURE func_depto(p_id IN NUMBER) IS</text:p>
      <text:p text:style-name="Preformatted_20_Text"><text:s text:c="2"/>v_total NUMBER;</text:p>
      <text:p text:style-name="Preformatted_20_Text">BEGIN</text:p>
      <text:p text:style-name="Preformatted_20_Text"><text:s/>IF p_id&lt;(esse sinal deu divergencia ...)0</text:p>
      <text:p text:style-name="Preformatted_20_Text"><text:s/>THEN RAISE_APPLICATION_ERROR(-20300,'Valor inválido');</text:p>
      <text:p text:style-name="Preformatted_20_Text"><text:s/>END IF;</text:p>
      <text:p text:style-name="Preformatted_20_Text"><text:s/></text:p>
      <text:p text:style-name="Preformatted_20_Text">SELECT COUNT(*)</text:p>
      <text:p text:style-name="Preformatted_20_Text"><text:s/>INTO v_total</text:p>
      <text:p text:style-name="Preformatted_20_Text"><text:s/>FROM funcionario</text:p>
      <text:p text:style-name="Preformatted_20_Text"><text:s/>WHERE id_departamento=p_id;</text:p>
      <text:p text:style-name="Preformatted_20_Text"><text:soft-page-break/></text:p>
      <text:p text:style-name="Preformatted_20_Text"><text:s/>DBMS_OUTPUT.PUT_LINE('Departamento '||p_id||': '||v_total|| ' funcionários');</text:p>
      <text:p text:style-name="Preformatted_20_Text">END;</text:p>
      <text:p text:style-name="Preformatted_20_Text"/>
      <text:p text:style-name="Preformatted_20_Text">Executando a procedure com id_departamento 100</text:p>
      <text:p text:style-name="Preformatted_20_Text">EXEC func_depto(100);</text:p>
      <text:p text:style-name="Preformatted_20_Text"/>
      <text:p text:style-name="Preformatted_20_Text">Saída no Oracle Live</text:p>
      <text:p text:style-name="Preformatted_20_Text">Statement processed.</text:p>
      <text:p text:style-name="Preformatted_20_Text"/>
      <text:p text:style-name="Preformatted_20_Text">Departamento 100: 2 funcionários</text:p>
      <text:p text:style-name="Preformatted_20_Text"/>
      <text:p text:style-name="Preformatted_20_Text">Executando a procedure com id_departamento -10</text:p>
      <text:p text:style-name="Preformatted_20_Text">ORA-20300: Valor inválido ORA-06512: at "SQL_ENIEZAZTOGSJZMMEAEZWXPCOS.FUNC_DEPTO", line 5 ORA-06512: at line 1 ORA-06512: at "SYS.DBMS_SQL", line 1721</text:p>
      <text:p text:style-name="Preformatted_20_Text"/>
      <text:p text:style-name="Preformatted_20_Text">Explicando o código e a chamada da procedure</text:p>
      <text:p text:style-name="Preformatted_20_Text">A procedure func_depto recebe como parâmetro o número do departamento. No início da procedure foi colocado um comando de seleção que chama a procedure RAISE_APLICATION_ERROR se o valor informado para o id_departamento for negativo. Neste caso será apresentada a mensagem Valor inválido.</text:p>
      <text:p text:style-name="Preformatted_20_Text"/>
      <text:p text:style-name="Preformatted_20_Text">&lt;/pre&gt;</text:p>
      <text:p text:style-name="Preformatted_20_Text"/>
      <text:p text:style-name="Preformatted_20_Text">&lt;pre&gt;</text:p>
      <text:p text:style-name="Preformatted_20_Text"><text:s text:c="2"/>3.1.2 EXCEPTION NO_DATA_FOUND</text:p>
      <text:p text:style-name="Preformatted_20_Text">Considere uma procedure que recebe como parâmetro o id_funcionario e apresenta na tela o nome do funcionario.</text:p>
      <text:p text:style-name="Preformatted_20_Text"/>
      <text:p text:style-name="Preformatted_20_Text">CREATE OR REPLACE PROCEDURE nome_func(p_id IN NUMBER) IS</text:p>
      <text:p text:style-name="Preformatted_20_Text">v_nome funcionario.nome_funcionario%type;</text:p>
      <text:p text:style-name="Preformatted_20_Text">BEGIN</text:p>
      <text:p text:style-name="Preformatted_20_Text"><text:s/></text:p>
      <text:p text:style-name="Preformatted_20_Text"><text:s text:c="2"/>SELECT nome_funcionario</text:p>
      <text:p text:style-name="Preformatted_20_Text"><text:s text:c="2"/>INTO v_nome</text:p>
      <text:p text:style-name="Preformatted_20_Text"><text:s text:c="2"/>FROM funcionario</text:p>
      <text:p text:style-name="Preformatted_20_Text"><text:s text:c="2"/>WHERE id_funcionario=p_id;</text:p>
      <text:p text:style-name="Preformatted_20_Text"/>
      <text:p text:style-name="Preformatted_20_Text"><text:s text:c="2"/>DBMS_OUTPUT.PUT_LINE('Funcionário: '||v_nome);</text:p>
      <text:p text:style-name="Preformatted_20_Text"/>
      <text:p text:style-name="Preformatted_20_Text"><text:s/>EXCEPTION</text:p>
      <text:p text:style-name="Preformatted_20_Text"><text:s/>WHEN NO_DATA_FOUND</text:p>
      <text:p text:style-name="Preformatted_20_Text"><text:s/>THEN</text:p>
      <text:p text:style-name="Preformatted_20_Text"><text:s text:c="3"/>DBMS_OUTPUT.PUT_LINE('Funcionário não existe');</text:p>
      <text:p text:style-name="Preformatted_20_Text">END;</text:p>
      <text:p text:style-name="Preformatted_20_Text"/>
      <text:p text:style-name="Preformatted_20_Text">Chamando a procedure com id de funcionário igual a 4</text:p>
      <text:p text:style-name="Preformatted_20_Text">exec nome_func(4);</text:p>
      <text:p text:style-name="Preformatted_20_Text"/>
      <text:p text:style-name="Preformatted_20_Text">Saída no Oracle Live</text:p>
      <text:p text:style-name="Preformatted_20_Text">Statement processed.</text:p>
      <text:p text:style-name="Preformatted_20_Text"/>
      <text:p text:style-name="Preformatted_20_Text">Funcionário: Maria</text:p>
      <text:p text:style-name="Preformatted_20_Text"/>
      <text:p text:style-name="Preformatted_20_Text">Chamando a procedure com id de funcionário igual a 9</text:p>
      <text:p text:style-name="Preformatted_20_Text">O funcionário 9 não existe no banco de dados.</text:p>
      <text:p text:style-name="Preformatted_20_Text"/>
      <text:p text:style-name="Preformatted_20_Text">exec nome_func(9);</text:p>
      <text:p text:style-name="Preformatted_20_Text"/>
      <text:p text:style-name="Preformatted_20_Text">Saída no Oracle Live</text:p>
      <text:p text:style-name="Preformatted_20_Text">Como a exceção foi tratada no bloco Exception (When NO_DATA_FOUND) não será gerado um erro apenas a mensagem do PUT_LINE.</text:p>
      <text:p text:style-name="Preformatted_20_Text"/>
      <text:p text:style-name="Preformatted_20_Text"><text:soft-page-break/>Statement processed.</text:p>
      <text:p text:style-name="Preformatted_20_Text"/>
      <text:p text:style-name="Preformatted_20_Text"><text:s/>Funcionário não existe</text:p>
      <text:p text:style-name="Preformatted_20_Text"/>
      <text:p text:style-name="Preformatted_20_Text">Vamos ver mais um exemplo agora <text:s/>sem tratamento da exceção NO_DATA_FOUND.</text:p>
      <text:p text:style-name="Preformatted_20_Text"/>
      <text:p text:style-name="Preformatted_20_Text">CREATE OR REPLACE PROCEDURE nome_func(p_id IN NUMBER) IS</text:p>
      <text:p text:style-name="Preformatted_20_Text">v_nome funcionario.nome_funcionario%type;</text:p>
      <text:p text:style-name="Preformatted_20_Text">BEGIN</text:p>
      <text:p text:style-name="Preformatted_20_Text"><text:s/></text:p>
      <text:p text:style-name="Preformatted_20_Text"><text:s text:c="2"/>SELECT nome_funcionario</text:p>
      <text:p text:style-name="Preformatted_20_Text"><text:s text:c="2"/>INTO v_nome</text:p>
      <text:p text:style-name="Preformatted_20_Text"><text:s text:c="2"/>FROM funcionario</text:p>
      <text:p text:style-name="Preformatted_20_Text"><text:s text:c="2"/>WHERE id_funcionario=p_id;</text:p>
      <text:p text:style-name="Preformatted_20_Text"/>
      <text:p text:style-name="Preformatted_20_Text"><text:s text:c="2"/>DBMS_OUTPUT.PUT_LINE('Funcionário: '||v_nome);</text:p>
      <text:p text:style-name="Preformatted_20_Text"/>
      <text:p text:style-name="Preformatted_20_Text">END;</text:p>
      <text:p text:style-name="Preformatted_20_Text"/>
      <text:p text:style-name="Preformatted_20_Text">Chamando a procedure com id de funcionário igual a 9</text:p>
      <text:p text:style-name="Preformatted_20_Text">O funcionário 9 não existe no banco de dados.</text:p>
      <text:p text:style-name="Preformatted_20_Text"/>
      <text:p text:style-name="Preformatted_20_Text">exec nome_func(9);</text:p>
      <text:p text:style-name="Preformatted_20_Text"/>
      <text:p text:style-name="Preformatted_20_Text">Saída no Oracle Live</text:p>
      <text:p text:style-name="Preformatted_20_Text">Como a exceção não foi tratada o erro foi gerado.</text:p>
      <text:p text:style-name="Preformatted_20_Text"/>
      <text:p text:style-name="Preformatted_20_Text">ORA-01403: no data found ORA-06512: at "SQL_ENIEZAZTOGSJZMMEAEZWXPCOS.NOME_FUNC", line 5 ORA-06512: at line 1 ORA-06512: at "SYS.DBMS_SQL", line 1721</text:p>
      <text:p text:style-name="Preformatted_20_Text"/>
      <text:p text:style-name="Preformatted_20_Text">&lt;/pre&gt;</text:p>
      <text:p text:style-name="Preformatted_20_Text"/>
      <text:p text:style-name="Preformatted_20_Text">&lt;pre&gt;</text:p>
      <text:p text:style-name="Preformatted_20_Text"><text:s text:c="2"/>3.2 Package</text:p>
      <text:p text:style-name="Preformatted_20_Text">Um package é objeto que agrupa logicamente um ou mais PROCEDURE e FUNCTION, varáveis, cursores, tipos de dados, entre outros. Um package e possui duas partes: a especificação e o corpo. Na especificação são declaradas as varáveis, tipos, o cabeçalho das procedures e functions. No corpo (package body) fica o código das procedures e functions.</text:p>
      <text:p text:style-name="Preformatted_20_Text"/>
      <text:p text:style-name="Preformatted_20_Text">Exemplo: Package com uma função que retorna o total de funcionários da empresa e uma procedure que retorna em um parâmetro de saída os dados de todos os funcionários da empresa.</text:p>
      <text:p text:style-name="Preformatted_20_Text"/>
      <text:p text:style-name="Preformatted_20_Text">Passo1: Criar a especificação do pacote</text:p>
      <text:p text:style-name="Preformatted_20_Text"/>
      <text:p text:style-name="Preformatted_20_Text"><text:s/>create or replace package pkg_func is //pkg é o nome do package</text:p>
      <text:p text:style-name="Preformatted_20_Text"><text:s/>function cont_func return number; //só o cabeçalho da funçãosem o corpo (implementação)</text:p>
      <text:p text:style-name="Preformatted_20_Text"><text:s/>procedure get_func (res out sys_refcursor); // só o cabeçalho da procedure sem o corpo</text:p>
      <text:p text:style-name="Preformatted_20_Text"><text:s/>end;</text:p>
      <text:p text:style-name="Preformatted_20_Text"/>
      <text:p text:style-name="Preformatted_20_Text"><text:s/>O sys_refcursor é utilizado quando o parametro ou variavel irá conter um conjunto de linhas. Ele pode ser utilizado em qualquer objeto PL/SQL e não apenas em packages.</text:p>
      <text:p text:style-name="Preformatted_20_Text"/>
      <text:p text:style-name="Preformatted_20_Text">Atenção: aqui não vai o create or replace antes da procedure ou function apenas antes do package.</text:p>
      <text:p text:style-name="Preformatted_20_Text"/>
      <text:p text:style-name="Preformatted_20_Text"/>
      <text:p text:style-name="Preformatted_20_Text">Figura 1- Especificação do pacote</text:p>
      <text:p text:style-name="Preformatted_20_Text"/>
      <text:p text:style-name="Preformatted_20_Text"><text:soft-page-break/>Passo2: Criar o corpo do pacote.</text:p>
      <text:p text:style-name="Preformatted_20_Text"/>
      <text:p text:style-name="Preformatted_20_Text"><text:s text:c="2"/>Função que retorna o total de funcionarios da empresa. Não colocar create or replace antes do nome da função pois ela está sendo declarada dentro da package.</text:p>
      <text:p text:style-name="Preformatted_20_Text"/>
      <text:p text:style-name="Preformatted_20_Text"><text:s text:c="2"/>create or replace package body pkg_func as // nome da package</text:p>
      <text:p text:style-name="Preformatted_20_Text"><text:s text:c="2"/>function cont_func return number is </text:p>
      <text:p text:style-name="Preformatted_20_Text"><text:s text:c="2"/>v_total number;</text:p>
      <text:p text:style-name="Preformatted_20_Text"><text:s text:c="2"/>begin</text:p>
      <text:p text:style-name="Preformatted_20_Text"><text:s text:c="2"/>select count(*)</text:p>
      <text:p text:style-name="Preformatted_20_Text"><text:s text:c="2"/>into v_total</text:p>
      <text:p text:style-name="Preformatted_20_Text"><text:s text:c="2"/>from funcionario;</text:p>
      <text:p text:style-name="Preformatted_20_Text"/>
      <text:p text:style-name="Preformatted_20_Text"><text:s text:c="2"/>return v_total;</text:p>
      <text:p text:style-name="Preformatted_20_Text"><text:s text:c="2"/>end cont_func;</text:p>
      <text:p text:style-name="Preformatted_20_Text"/>
      <text:p text:style-name="Preformatted_20_Text"><text:s text:c="2"/>Procedure que retorna no parametro de saida res dos dados de todos os funcionarios da empresa. Não colocar create or replace antes do nome da procedure pois ela está sendo declarada dentro do pacote.</text:p>
      <text:p text:style-name="Preformatted_20_Text"/>
      <text:p text:style-name="Preformatted_20_Text"><text:s text:c="2"/>procedure get_func (res out sys_refcursor) is </text:p>
      <text:p text:style-name="Preformatted_20_Text"><text:s text:c="2"/>begin</text:p>
      <text:p text:style-name="Preformatted_20_Text"><text:s text:c="2"/>open res for select * from funcionario;</text:p>
      <text:p text:style-name="Preformatted_20_Text"><text:s text:c="2"/>end get_func;</text:p>
      <text:p text:style-name="Preformatted_20_Text"><text:s text:c="2"/>end pkg_func;</text:p>
      <text:p text:style-name="Preformatted_20_Text"/>
      <text:p text:style-name="Preformatted_20_Text">Figura 2 - Criação do corpo do pacote</text:p>
      <text:p text:style-name="Preformatted_20_Text"/>
      <text:p text:style-name="Preformatted_20_Text">Passo 3: Executar a procedure que está definida dentro do pacote.</text:p>
      <text:p text:style-name="Preformatted_20_Text"/>
      <text:p text:style-name="Preformatted_20_Text"><text:s/>var v_res refcursor;</text:p>
      <text:p text:style-name="Preformatted_20_Text"><text:s/>exec pkg_func.get_func(:v_res);</text:p>
      <text:p text:style-name="Preformatted_20_Text"><text:s/>print v_res;</text:p>
      <text:p text:style-name="Preformatted_20_Text"/>
      <text:p text:style-name="Preformatted_20_Text"><text:s/>Declaração da variavel no sql developer do tipo refcursor. A variavel v_res vai receber uma ou n linhas é um recordset.</text:p>
      <text:p text:style-name="Preformatted_20_Text"/>
      <text:p text:style-name="Preformatted_20_Text"><text:s/>Para executar a procedure get_func é necessario primeiro colocar o nome do pacote e depois um ponto seguido do nome da procedure.</text:p>
      <text:p text:style-name="Preformatted_20_Text"/>
      <text:p text:style-name="Preformatted_20_Text">Figura 3 - Execução da procedure</text:p>
      <text:p text:style-name="Preformatted_20_Text"/>
      <text:p text:style-name="Preformatted_20_Text"/>
      <text:p text:style-name="Preformatted_20_Text"/>
      <text:p text:style-name="Preformatted_20_Text">Obs: A única diferença de executar <text:s/>procedures e functions que estão definidas dentro de um package é que no comando de execução o nome do package deve ser colocado antes do nome da procedure ou function exec pkg_func.get_func (:v_res);</text:p>
      <text:p text:style-name="Preformatted_20_Text"/>
      <text:p text:style-name="Preformatted_20_Text">Para eliminar um pacote é utilizado o comando DROP PACKAGE.</text:p>
      <text:p text:style-name="Preformatted_20_Text">&lt;/pre&gt;</text:p>
      <text:p text:style-name="Preformatted_20_Text"/>
      <text:p text:style-name="Preformatted_20_Text">&lt;pre&gt;</text:p>
      <text:p text:style-name="Preformatted_20_Text"><text:s text:c="2"/>3.3 Trigger</text:p>
      <text:p text:style-name="Preformatted_20_Text">Os triggers são similares a procedures e functions, são blocos PL/SQL com a diferença de que a procedure é executada explicitamente através de uma chamada e o trigger é disparado implicitamente através de eventos DML (INSERT, UPDATE, DELETE) sobre as tabelas do BD ou eventos start database, shutdown database, login e logoff de usuário.</text:p>
      <text:p text:style-name="Preformatted_20_Text"/>
      <text:p text:style-name="Preformatted_20_Text">As triggers podem ser criadas para: </text:p>
      <text:p text:style-name="Preformatted_20_Text"/>
      <text:p text:style-name="Preformatted_20_Text"><text:s text:c="4"/>DML statements (DELETE, INSERT, UPDATE)</text:p>
      <text:p text:style-name="Preformatted_20_Text"/>
      <text:p text:style-name="Preformatted_20_Text"><text:s text:c="4"/>DDL statements (CREATE, ALTER, DROP)</text:p>
      <text:p text:style-name="Preformatted_20_Text"><text:soft-page-break/></text:p>
      <text:p text:style-name="Preformatted_20_Text"><text:s text:c="4"/>Database operations (SERVERERROR, LOGON, LOGOFF, STARTUP, SHUTDOWN)</text:p>
      <text:p text:style-name="Preformatted_20_Text"/>
      <text:p text:style-name="Preformatted_20_Text"/>
      <text:p text:style-name="Preformatted_20_Text"/>
      <text:p text:style-name="Preformatted_20_Text">Sintaxe</text:p>
      <text:p text:style-name="Preformatted_20_Text">CREATE [OR REPLACE] TRIGGER trigger_name</text:p>
      <text:p text:style-name="Preformatted_20_Text"/>
      <text:p text:style-name="Preformatted_20_Text">{before|after|intead of} triggering_event <text:s/>[OF &lt;atributo&gt;,..,&lt;atributo&gt;] ON</text:p>
      <text:p text:style-name="Preformatted_20_Text"/>
      <text:p text:style-name="Preformatted_20_Text">table_reference</text:p>
      <text:p text:style-name="Preformatted_20_Text"/>
      <text:p text:style-name="Preformatted_20_Text">[FOR EACH ROW [WHEN trigger_condition]]</text:p>
      <text:p text:style-name="Preformatted_20_Text"/>
      <text:p text:style-name="Preformatted_20_Text">[DECLARE]</text:p>
      <text:p text:style-name="Preformatted_20_Text"/>
      <text:p text:style-name="Preformatted_20_Text">trigger_body;</text:p>
      <text:p text:style-name="Preformatted_20_Text"/>
      <text:p text:style-name="Preformatted_20_Text">DROP TRIGGER triggername;</text:p>
      <text:p text:style-name="Preformatted_20_Text"/>
      <text:p text:style-name="Preformatted_20_Text">ALTER TRIGGER triggername {Disable|Enable}</text:p>
      <text:p text:style-name="Preformatted_20_Text"/>
      <text:p text:style-name="Preformatted_20_Text"/>
      <text:p text:style-name="Preformatted_20_Text"/>
      <text:p text:style-name="Preformatted_20_Text">Elementos importantes em uma trigger</text:p>
      <text:p text:style-name="Preformatted_20_Text">O que dispara a trigger: comando DML pode disparar <text:s/>a trigger INSERT, UPDATE, DELETE.</text:p>
      <text:p text:style-name="Preformatted_20_Text"/>
      <text:p text:style-name="Preformatted_20_Text">Tempo: BEFORE ou AFTER, define quando a trigger será dispara antes (BEFORE) ou depois (AFTER) da execução do comando (statement).</text:p>
      <text:p text:style-name="Preformatted_20_Text"/>
      <text:p text:style-name="Preformatted_20_Text">Nível: trigger a nível de linha (com a cláusula FOR EACH ROW). Se a trigger for criada com esta cláusula significa que se o comando que disparou a trigger, por exemplo, um update em uma tabela, atualizar 5 linhas a trigger será executada 5 vezes, uma para cada update. Se a trigger for criada sem esta cláusula mesmo que o update arualize 5 linhas a trigger será disparada apenas uma vez. Importante: Só triggers que tem a cláusula FOR EACH ROW podem fazer referência aos valores :new e :old.</text:p>
      <text:p text:style-name="Preformatted_20_Text"/>
      <text:p text:style-name="Preformatted_20_Text">Exemplo1: Trigger que verifica se o salário atribuído aos funcionário está dentro dos limites estabelecidos para o cargo (atributos min_sal e max_sal da tabela cargo). </text:p>
      <text:p text:style-name="Preformatted_20_Text"/>
      <text:p text:style-name="Preformatted_20_Text">CREATE OR REPLACE TRIGGER Verifica_Salario</text:p>
      <text:p text:style-name="Preformatted_20_Text">BEFORE</text:p>
      <text:p text:style-name="Preformatted_20_Text">INSERT OR UPDATE OF id_cargo, salario</text:p>
      <text:p text:style-name="Preformatted_20_Text">ON Funcionario</text:p>
      <text:p text:style-name="Preformatted_20_Text">FOR EACH ROW</text:p>
      <text:p text:style-name="Preformatted_20_Text">DECLARE</text:p>
      <text:p text:style-name="Preformatted_20_Text">isal NUMBER;</text:p>
      <text:p text:style-name="Preformatted_20_Text">xsal NUMBER;</text:p>
      <text:p text:style-name="Preformatted_20_Text">BEGIN</text:p>
      <text:p text:style-name="Preformatted_20_Text"><text:s text:c="2"/>SELECT min_sal, max_sal</text:p>
      <text:p text:style-name="Preformatted_20_Text"><text:s text:c="2"/>INTO isal, xsal</text:p>
      <text:p text:style-name="Preformatted_20_Text"><text:s text:c="2"/>FROM Cargo</text:p>
      <text:p text:style-name="Preformatted_20_Text"><text:s text:c="2"/>WHERE id_cargo = :new.id_cargo;</text:p>
      <text:p text:style-name="Preformatted_20_Text"><text:s/></text:p>
      <text:p text:style-name="Preformatted_20_Text"><text:s text:c="2"/>IF (:new.salario &lt; isal OR :new.salario &gt; xsal)</text:p>
      <text:p text:style-name="Preformatted_20_Text"><text:s text:c="2"/>THEN raise_application_error(-20601,</text:p>
      <text:p text:style-name="Preformatted_20_Text"><text:s text:c="3"/>'Salario fora dos limites estabelecidos para o cargo');</text:p>
      <text:p text:style-name="Preformatted_20_Text"><text:s text:c="2"/>END IF;</text:p>
      <text:p text:style-name="Preformatted_20_Text"><text:s text:c="5"/>EXCEPTION</text:p>
      <text:p text:style-name="Preformatted_20_Text"><text:s text:c="3"/>WHEN no_data_found THEN</text:p>
      <text:p text:style-name="Preformatted_20_Text"><text:s text:c="9"/>NULL; </text:p>
      <text:p text:style-name="Preformatted_20_Text"><text:soft-page-break/>END;</text:p>
      <text:p text:style-name="Preformatted_20_Text"/>
      <text:p text:style-name="Preformatted_20_Text"/>
      <text:p text:style-name="Preformatted_20_Text">Como disparar a trigger</text:p>
      <text:p text:style-name="Preformatted_20_Text">Diferente das procedures e functions que são chamadas através dos comandos exec, execute, call ou sendo chamada dentro de um bloco PL/SQL anônimo. A trigger é disparada quando um determinado evento acontece. Neste exemplo um insert ou update envolvendo os atributos id_cargo e salario na tabela funcionario (INSERT OR UPDATE OF id_cargo, salario ON Funcionario).</text:p>
      <text:p text:style-name="Preformatted_20_Text"/>
      <text:p text:style-name="Preformatted_20_Text">O seguinte comando vai disparar a execução da trigger:</text:p>
      <text:p text:style-name="Preformatted_20_Text">insert into funcionario(id_funcionario, nome_funcionario, salario, id_departamento, id_cargo)</text:p>
      <text:p text:style-name="Preformatted_20_Text">values (100, 'Ana', 3000, 1, 2);</text:p>
      <text:p text:style-name="Preformatted_20_Text"/>
      <text:p text:style-name="Preformatted_20_Text">O insert será executado com sucesso se o valor do salário 3000 (:new.salario) estiver entre o menor e o maior valor para o id_cargo 2 (:new.id_cargo) na tabela cargo.</text:p>
      <text:p text:style-name="Preformatted_20_Text">Substituindo os valores :new da trigger para o insert acima o select executado seria o seguinte:</text:p>
      <text:p text:style-name="Preformatted_20_Text"/>
      <text:p text:style-name="Preformatted_20_Text"><text:s text:c="2"/>SELECT min_sal, max_sal</text:p>
      <text:p text:style-name="Preformatted_20_Text"><text:s text:c="2"/>INTO isal, xsal</text:p>
      <text:p text:style-name="Preformatted_20_Text"><text:s text:c="2"/>FROM Cargo</text:p>
      <text:p text:style-name="Preformatted_20_Text"><text:s text:c="2"/>WHERE id_cargo = 2;</text:p>
      <text:p text:style-name="Preformatted_20_Text"/>
      <text:p text:style-name="Preformatted_20_Text">E o comando IF:</text:p>
      <text:p text:style-name="Preformatted_20_Text"><text:s text:c="2"/>IF (3000 &lt; isal OR 3000 &gt; xsal)</text:p>
      <text:p text:style-name="Preformatted_20_Text"/>
      <text:p text:style-name="Preformatted_20_Text">O Cláusula FOR EACH ROW antes do DECLARE é necessária pois a TRIGGER faz referência a valor :new dos campos id_cargo e salario.</text:p>
      <text:p text:style-name="Preformatted_20_Text">&lt;/pre&gt;</text:p>
      <text:p text:style-name="Preformatted_20_Text"/>
      <text:p text:style-name="Preformatted_20_Text">&lt;pre&gt;</text:p>
      <text:p text:style-name="Preformatted_20_Text"><text:s text:c="2"/>3.3.1 Mutating Table</text:p>
      <text:p text:style-name="Preformatted_20_Text">Existem algumas restrições sobre as tabelas que podem ser utilizadas no corpo de código da trigger.</text:p>
      <text:p text:style-name="Preformatted_20_Text"/>
      <text:p text:style-name="Preformatted_20_Text">Considere o seguinte exemplo: Trigger que não permite que o departamento tenha mais do que 4 funcionários. </text:p>
      <text:p text:style-name="Preformatted_20_Text"/>
      <text:p text:style-name="Preformatted_20_Text">CREATE OR REPLACE TRIGGER N_Func</text:p>
      <text:p text:style-name="Preformatted_20_Text">BEFORE</text:p>
      <text:p text:style-name="Preformatted_20_Text">INSERT OR UPDATE OF id_departamento</text:p>
      <text:p text:style-name="Preformatted_20_Text">ON Funcionario</text:p>
      <text:p text:style-name="Preformatted_20_Text">FOR EACH ROW</text:p>
      <text:p text:style-name="Preformatted_20_Text">DECLARE</text:p>
      <text:p text:style-name="Preformatted_20_Text">v_cont NUMBER;</text:p>
      <text:p text:style-name="Preformatted_20_Text">BEGIN</text:p>
      <text:p text:style-name="Preformatted_20_Text"><text:s text:c="5"/>SELECT count(*)</text:p>
      <text:p text:style-name="Preformatted_20_Text"><text:s text:c="5"/>INTO v_cont</text:p>
      <text:p text:style-name="Preformatted_20_Text"><text:s text:c="5"/>FROM Funcionario</text:p>
      <text:p text:style-name="Preformatted_20_Text"><text:s text:c="5"/>WHERE id_departamento = :new.id_departamento;</text:p>
      <text:p text:style-name="Preformatted_20_Text"><text:s text:c="3"/></text:p>
      <text:p text:style-name="Preformatted_20_Text"><text:s/>IF (v_cont <text:s/>+1 &gt; 3)</text:p>
      <text:p text:style-name="Preformatted_20_Text"><text:s text:c="4"/>THEN raise_application_error(-20601,'Muitos funcionario');</text:p>
      <text:p text:style-name="Preformatted_20_Text"><text:s text:c="2"/>END IF;</text:p>
      <text:p text:style-name="Preformatted_20_Text"><text:s/>END;</text:p>
      <text:p text:style-name="Preformatted_20_Text"/>
      <text:p text:style-name="Preformatted_20_Text"/>
      <text:p text:style-name="Preformatted_20_Text"/>
      <text:p text:style-name="Preformatted_20_Text">Explicando o código</text:p>
      <text:p text:style-name="Preformatted_20_Text">Esta trigger será disparada quando for realizado um insert na tabela funcionario ou um update do atributo di_departamento na tabela funcionario (BEFORE INSERT OR <text:soft-page-break/>UPDATE OF id_departamento).</text:p>
      <text:p text:style-name="Preformatted_20_Text"/>
      <text:p text:style-name="Preformatted_20_Text">Na corpo da trigger é realizada uma consulta <text:s/>(SELECT count(*) ...) na tabela funcionario para verificar a quantidade de funcionários do departamento que utilizado no comando que disparou a trigger (:new.id_departamento). A quantidade de funcionários deste departamento será atribuída a variável v_cont (INTO v_cont). </text:p>
      <text:p text:style-name="Preformatted_20_Text"/>
      <text:p text:style-name="Preformatted_20_Text"><text:s/>Se a quantidade de funcionários + 1 for maior do que 3 a operação será abortada e o registro não será inserido ou atualizado.</text:p>
      <text:p text:style-name="Preformatted_20_Text"/>
      <text:p text:style-name="Preformatted_20_Text"/>
      <text:p text:style-name="Preformatted_20_Text"/>
      <text:p text:style-name="Preformatted_20_Text">O comando update a seguir dispara a trigger</text:p>
      <text:p text:style-name="Preformatted_20_Text">update funcionario</text:p>
      <text:p text:style-name="Preformatted_20_Text">set id_departamento =100 </text:p>
      <text:p text:style-name="Preformatted_20_Text">where id_funcionario in (1,2,3); </text:p>
      <text:p text:style-name="Preformatted_20_Text"/>
      <text:p text:style-name="Preformatted_20_Text"/>
      <text:p text:style-name="Preformatted_20_Text"/>
      <text:p text:style-name="Preformatted_20_Text">Erro</text:p>
      <text:p text:style-name="Preformatted_20_Text">ORA-04091: table SQL_SQGILVYKTXWJQPAIBGJFDBEKU.FUNCIONARIO is mutating, trigger/function may not see it ORA-06512: at "SQL_SQGILVYKTXWJQPAIBGJFDBEKU.N_FUNC", line 4 ORA-06512: at "SYS.DBMS_SQL", line 1721</text:p>
      <text:p text:style-name="Preformatted_20_Text"/>
      <text:p text:style-name="Preformatted_20_Text">O erro aconteceu porque a table funcionário é a tabela mutante pois está sendo alterada em um comando DML e no corpo da trigger temos uma consulta nesta tabela (SELECT count(*) ... FROm funcionario). Este erro não aconteceria se a trigger não fosse a nível de linha FOR EACH ROW.</text:p>
      <text:p text:style-name="Preformatted_20_Text">&lt;/pre&gt;</text:p>
      <text:p text:style-name="Preformatted_20_Text"/>
      <text:p text:style-name="Preformatted_20_Text">&lt;pre&gt;</text:p>
      <text:p text:style-name="Preformatted_20_Text"><text:s text:c="2"/>3.3.2 Mutating Table - Como resolver o problema</text:p>
      <text:p text:style-name="Preformatted_20_Text">Como resolver o problema de Mutating Table</text:p>
      <text:p text:style-name="Preformatted_20_Text"/>
      <text:p text:style-name="Preformatted_20_Text">Solução 1</text:p>
      <text:p text:style-name="Preformatted_20_Text">Utilizar a cláusula PRAGMA AUTONOMOUS_TRANSACTION.</text:p>
      <text:p text:style-name="Preformatted_20_Text"/>
      <text:p text:style-name="Preformatted_20_Text">CREATE OR REPLACE TRIGGER N_Func</text:p>
      <text:p text:style-name="Preformatted_20_Text">BEFORE</text:p>
      <text:p text:style-name="Preformatted_20_Text">INSERT OR UPDATE OF id_departamento</text:p>
      <text:p text:style-name="Preformatted_20_Text">ON Funcionario</text:p>
      <text:p text:style-name="Preformatted_20_Text">FOR EACH ROW</text:p>
      <text:p text:style-name="Preformatted_20_Text">DECLARE</text:p>
      <text:p text:style-name="Preformatted_20_Text">v_cont NUMBER;</text:p>
      <text:p text:style-name="Preformatted_20_Text">PRAGMA AUTONOMOUS_TRANSACTION;</text:p>
      <text:p text:style-name="Preformatted_20_Text">BEGIN</text:p>
      <text:p text:style-name="Preformatted_20_Text"><text:s text:c="5"/>SELECT count(*)</text:p>
      <text:p text:style-name="Preformatted_20_Text"><text:s text:c="5"/>INTO v_cont</text:p>
      <text:p text:style-name="Preformatted_20_Text"><text:s text:c="5"/>FROM Funcionario</text:p>
      <text:p text:style-name="Preformatted_20_Text"><text:s text:c="5"/>WHERE id_departamento = :new.id_departamento;</text:p>
      <text:p text:style-name="Preformatted_20_Text"><text:s text:c="4"/></text:p>
      <text:p text:style-name="Preformatted_20_Text">IF (v_cont <text:s/>+1 &gt; 3)</text:p>
      <text:p text:style-name="Preformatted_20_Text">THEN raise_application_error(-20601,'Muitos funcionario');</text:p>
      <text:p text:style-name="Preformatted_20_Text">END IF;</text:p>
      <text:p text:style-name="Preformatted_20_Text"><text:s text:c="4"/>END;</text:p>
      <text:p text:style-name="Preformatted_20_Text"/>
      <text:p text:style-name="Preformatted_20_Text"/>
      <text:p text:style-name="Preformatted_20_Text"/>
      <text:p text:style-name="Preformatted_20_Text"/>
      <text:p text:style-name="Preformatted_20_Text">Solução 2</text:p>
      <text:p text:style-name="Preformatted_20_Text">Criar duas triggers uma a nível de linha (FOR EACH ROW) e outra a nível de statament (sem a cláusula FOR EACH ROW).</text:p>
      <text:p text:style-name="Preformatted_20_Text"><text:soft-page-break/></text:p>
      <text:p text:style-name="Preformatted_20_Text"/>
      <text:p text:style-name="Preformatted_20_Text">CREATE OR REPLACE PACKAGE FuncData AS</text:p>
      <text:p text:style-name="Preformatted_20_Text">TYPE t_departamento IS TABLE OF Funcionario.id_departamento%Type</text:p>
      <text:p text:style-name="Preformatted_20_Text"><text:s text:c="2"/>INDEX BY BINARY_INTEGER;</text:p>
      <text:p text:style-name="Preformatted_20_Text">TYPE t_funcionario IS TABLE OF Funcionario.id_funcionario%TYPE</text:p>
      <text:p text:style-name="Preformatted_20_Text"><text:s text:c="2"/>INDEX BY BINARY_INTEGER;</text:p>
      <text:p text:style-name="Preformatted_20_Text"><text:s text:c="4"/>v_funcionario <text:s text:c="3"/>t_funcionario;</text:p>
      <text:p text:style-name="Preformatted_20_Text"><text:s text:c="4"/>v_departamento <text:s text:c="2"/>t_departamento;</text:p>
      <text:p text:style-name="Preformatted_20_Text"><text:s text:c="4"/>v_cont <text:s text:c="11"/>NUMBER := 0;</text:p>
      <text:p text:style-name="Preformatted_20_Text">END;</text:p>
      <text:p text:style-name="Preformatted_20_Text"/>
      <text:p text:style-name="Preformatted_20_Text">CREATE OR REPLACE TRIGGER RNfunc</text:p>
      <text:p text:style-name="Preformatted_20_Text"><text:s text:c="2"/>BEFORE INSERT OR UPDATE OF id_departamento ON Funcionario</text:p>
      <text:p text:style-name="Preformatted_20_Text"><text:s text:c="2"/>FOR EACH ROW</text:p>
      <text:p text:style-name="Preformatted_20_Text">BEGIN</text:p>
      <text:p text:style-name="Preformatted_20_Text"><text:s text:c="3"/>FuncData.v_cont := FuncData.v_cont + 1;</text:p>
      <text:p text:style-name="Preformatted_20_Text"><text:s text:c="3"/>FuncData.v_departamento(FuncData.v_cont ) := :new.id_departamento;</text:p>
      <text:p text:style-name="Preformatted_20_Text"><text:s text:c="3"/>FuncData.v_funcionario(FuncData.v_cont) := :new.id_funcionario;</text:p>
      <text:p text:style-name="Preformatted_20_Text">END;</text:p>
      <text:p text:style-name="Preformatted_20_Text"/>
      <text:p text:style-name="Preformatted_20_Text"><text:s/>CREATE OR REPLACE TRIGGER SNFunc</text:p>
      <text:p text:style-name="Preformatted_20_Text"><text:s text:c="2"/>AFTER INSERT OR UPDATE OF id_departamento ON Funcionario</text:p>
      <text:p text:style-name="Preformatted_20_Text">DECLARE</text:p>
      <text:p text:style-name="Preformatted_20_Text"><text:s text:c="3"/>V_cont <text:s text:c="12"/>NUMBER;</text:p>
      <text:p text:style-name="Preformatted_20_Text"><text:s text:c="3"/>V_total <text:s text:c="12"/>NUMBER;</text:p>
      <text:p text:style-name="Preformatted_20_Text"><text:s text:c="3"/>V_id_funcionario <text:s text:c="2"/>Funcionario.id_funcionario%TYPE;</text:p>
      <text:p text:style-name="Preformatted_20_Text"><text:s text:c="3"/>V_id_departamento <text:s/>Funcionario.id_departamento%TYPE;</text:p>
      <text:p text:style-name="Preformatted_20_Text">BEGIN</text:p>
      <text:p text:style-name="Preformatted_20_Text"><text:s text:c="4"/>V_total := FuncData.v_cont;</text:p>
      <text:p text:style-name="Preformatted_20_Text"><text:s text:c="4"/>FuncData.v_cont := 0;</text:p>
      <text:p text:style-name="Preformatted_20_Text"><text:s/></text:p>
      <text:p text:style-name="Preformatted_20_Text"><text:s text:c="4"/>FOR v_loopIndex IN 1..v_total LOOP</text:p>
      <text:p text:style-name="Preformatted_20_Text"><text:s text:c="7"/>V_id_departamento <text:s/>:= FuncData.v_departamento(v_loopIndex);</text:p>
      <text:p text:style-name="Preformatted_20_Text"><text:s text:c="7"/>V_id_funcionario <text:s text:c="2"/>:= FuncData.v_funcionario(v_loopIndex);</text:p>
      <text:p text:style-name="Preformatted_20_Text"><text:s text:c="6"/></text:p>
      <text:p text:style-name="Preformatted_20_Text"><text:s text:c="7"/>SELECT COUNT(*)</text:p>
      <text:p text:style-name="Preformatted_20_Text"><text:s text:c="7"/>INTO v_cont</text:p>
      <text:p text:style-name="Preformatted_20_Text"><text:s text:c="7"/>FROM funcionario</text:p>
      <text:p text:style-name="Preformatted_20_Text"><text:s text:c="7"/>WHERE id_departamento = v_id_departamento;</text:p>
      <text:p text:style-name="Preformatted_20_Text"><text:s/></text:p>
      <text:p text:style-name="Preformatted_20_Text"><text:s text:c="7"/>IF v_cont &gt; 3 THEN <text:s/></text:p>
      <text:p text:style-name="Preformatted_20_Text"><text:s/>RAISE_APPLICATION_ERROR(-20011, 'Muitos funcionario no departamento’ || v_id_departamento || ' por causa do funcionario ' || v_id_funcionario);</text:p>
      <text:p text:style-name="Preformatted_20_Text"><text:s text:c="7"/>END IF;</text:p>
      <text:p text:style-name="Preformatted_20_Text"><text:s text:c="4"/>END LOOP;</text:p>
      <text:p text:style-name="Preformatted_20_Text">END;</text:p>
      <text:p text:style-name="Preformatted_20_Text"/>
      <text:p text:style-name="Preformatted_20_Text"/>
      <text:p text:style-name="Preformatted_20_Text"/>
      <text:p text:style-name="Preformatted_20_Text">Solução 3 (apenas a partir do Oracle 11g)</text:p>
      <text:p text:style-name="Preformatted_20_Text">Compound trigger. Na mesma trigger pode ter um trecho de statament level e outro row level.</text:p>
      <text:p text:style-name="Preformatted_20_Text"/>
      <text:p text:style-name="Preformatted_20_Text">CREATE OR REPLACE TRIGGER trg_func</text:p>
      <text:p text:style-name="Preformatted_20_Text">FOR INSERT OR UPDATE OF id_departamento ON Funcionario</text:p>
      <text:p text:style-name="Preformatted_20_Text">COMPOUND TRIGGER</text:p>
      <text:p text:style-name="Preformatted_20_Text">TYPE t_departamento IS TABLE OF Funcionario.id_departamento%Type</text:p>
      <text:p text:style-name="Preformatted_20_Text">INDEX BY BINARY_INTEGER;</text:p>
      <text:p text:style-name="Preformatted_20_Text">TYPE t_funcionario IS TABLE OF Funcionario.id_funcionario%TYPE INDEX BY BINARY_INTEGER;</text:p>
      <text:p text:style-name="Preformatted_20_Text">v_funcionario t_funcionario;</text:p>
      <text:p text:style-name="Preformatted_20_Text">v_departamento t_departamento; v_cont NUMBER := 0;</text:p>
      <text:p text:style-name="Preformatted_20_Text">V_total NUMBER; V_id_funcionario Funcionario.id_funcionario%TYPE;</text:p>
      <text:p text:style-name="Preformatted_20_Text"><text:soft-page-break/>V_id_departamento Funcionario.id_departamento%TYPE;</text:p>
      <text:p text:style-name="Preformatted_20_Text">BEFORE EACH ROW IS</text:p>
      <text:p text:style-name="Preformatted_20_Text">BEGIN</text:p>
      <text:p text:style-name="Preformatted_20_Text">v_cont := v_cont + 1;</text:p>
      <text:p text:style-name="Preformatted_20_Text">v_departamento(v_cont ) := :new.id_departamento;</text:p>
      <text:p text:style-name="Preformatted_20_Text">v_funcionario(v_cont) := :new.id_funcionario;</text:p>
      <text:p text:style-name="Preformatted_20_Text">END BEFORE EACH ROW;</text:p>
      <text:p text:style-name="Preformatted_20_Text">AFTER STATEMENT IS</text:p>
      <text:p text:style-name="Preformatted_20_Text">BEGIN</text:p>
      <text:p text:style-name="Preformatted_20_Text">V_total := v_cont;</text:p>
      <text:p text:style-name="Preformatted_20_Text">v_cont := 0;</text:p>
      <text:p text:style-name="Preformatted_20_Text">FOR v_loopIndex IN 1..v_total LOOP </text:p>
      <text:p text:style-name="Preformatted_20_Text">V_id_departamento := <text:s/>v_departamento(v_loopIndex);</text:p>
      <text:p text:style-name="Preformatted_20_Text">V_id_funcionario := v_funcionario(v_loopIndex);</text:p>
      <text:p text:style-name="Preformatted_20_Text"><text:s/>SELECT COUNT(*)</text:p>
      <text:p text:style-name="Preformatted_20_Text">INTO v_cont</text:p>
      <text:p text:style-name="Preformatted_20_Text">FROM funcionario </text:p>
      <text:p text:style-name="Preformatted_20_Text">WHERE id_departamento = v_id_departamento;</text:p>
      <text:p text:style-name="Preformatted_20_Text">IF v_cont &gt; 3 THEN</text:p>
      <text:p text:style-name="Preformatted_20_Text">RAISE_APPLICATION_ERROR(-20011, 'Muitos funcionario no departamento’ || v_id_departamento || ' por causa do funcionario ' || v_id_funcionario); </text:p>
      <text:p text:style-name="Preformatted_20_Text">END IF; </text:p>
      <text:p text:style-name="Preformatted_20_Text">END LOOP; </text:p>
      <text:p text:style-name="Preformatted_20_Text">END AFTER STATEMENT; </text:p>
      <text:p text:style-name="Preformatted_20_Text">END; </text:p>
      <text:p text:style-name="Preformatted_20_Text">&lt;/pre&gt;</text:p>
      <text:p text:style-name="Preformatted_20_Text"/>
      <text:p text:style-name="Preformatted_20_Text">&lt;pre&gt;</text:p>
      <text:p text:style-name="Preformatted_20_Text"><text:s text:c="2"/>3.4 Desafio 5</text:p>
      <text:p text:style-name="Preformatted_20_Text">Alterar a tabela funcionário e incluir o campo data_admissão. Fazer uma trigger que não permite que seja inserido/alterado a data de admissão para um valor maior que a data de hoje.</text:p>
      <text:p text:style-name="Preformatted_20_Text">&lt;/pre&gt;</text:p>
      <text:p text:style-name="Preformatted_20_Text"/>
      <text:p text:style-name="Preformatted_20_Text">&lt;pre&gt;</text:p>
      <text:p text:style-name="Preformatted_20_Text"><text:s text:c="2"/>3.4.1 Solução do Desafio 5</text:p>
      <text:p text:style-name="Preformatted_20_Text">alter table funcionario add data_admissao date;</text:p>
      <text:p text:style-name="Preformatted_20_Text"/>
      <text:p text:style-name="Preformatted_20_Text">CREATE OR REPLACE TRIGGER verifica_data</text:p>
      <text:p text:style-name="Preformatted_20_Text">BEFORE</text:p>
      <text:p text:style-name="Preformatted_20_Text">INSERT OR UPDATE OF data_admissao</text:p>
      <text:p text:style-name="Preformatted_20_Text">ON Funcionario</text:p>
      <text:p text:style-name="Preformatted_20_Text">FOR EACH ROW</text:p>
      <text:p text:style-name="Preformatted_20_Text">BEGIN</text:p>
      <text:p text:style-name="Preformatted_20_Text"><text:s/>if :new.data_admissao &gt; sysdate</text:p>
      <text:p text:style-name="Preformatted_20_Text"><text:s/>then <text:s/></text:p>
      <text:p text:style-name="Preformatted_20_Text"><text:s text:c="7"/>raise_application_error(-20601, <text:s text:c="2"/>'Data inválida');</text:p>
      <text:p text:style-name="Preformatted_20_Text"><text:s text:c="2"/>end if;</text:p>
      <text:p text:style-name="Preformatted_20_Text">END;</text:p>
      <text:p text:style-name="Preformatted_20_Text"/>
      <text:p text:style-name="Preformatted_20_Text">Explicando o código:</text:p>
      <text:p text:style-name="Preformatted_20_Text"/>
      <text:p text:style-name="Preformatted_20_Text">O comando alter table altera a tabela funcionário incluindo o campo data_admissao.</text:p>
      <text:p text:style-name="Preformatted_20_Text"/>
      <text:p text:style-name="Preformatted_20_Text">A trigger verifica_data será disparada quando for executado um insert ou update do atributo data_admissao na tabela funcionario.</text:p>
      <text:p text:style-name="Preformatted_20_Text"/>
      <text:p text:style-name="Preformatted_20_Text">Se a data inserida ou atualizada (:new.data_admissao) for maior que a data de hoje (sysdate) a comando DML (insert ou update) não será executado com sucesso raise_application_error.</text:p>
      <text:p text:style-name="Preformatted_20_Text">&lt;/pre&gt;</text:p>
      <text:p text:style-name="Preformatted_20_Text"/>
      <text:p text:style-name="Preformatted_20_Text">&lt;pre&gt;</text:p>
      <text:p text:style-name="Preformatted_20_Text"><text:soft-page-break/><text:s text:c="2"/>3.5 Desafio 6</text:p>
      <text:p text:style-name="Preformatted_20_Text">Criar uma trigger que gera um log de todas as alterações da tabela cargo.</text:p>
      <text:p text:style-name="Preformatted_20_Text">&lt;/pre&gt;</text:p>
      <text:p text:style-name="Preformatted_20_Text"/>
      <text:p text:style-name="Preformatted_20_Text">&lt;pre&gt;</text:p>
      <text:p text:style-name="Preformatted_20_Text"><text:s text:c="2"/>3.5.1 Solução do Desafio 6</text:p>
      <text:p text:style-name="Preformatted_20_Text">Solução do Desafio:</text:p>
      <text:p text:style-name="Preformatted_20_Text"/>
      <text:p text:style-name="Preformatted_20_Text">create table log_cargo</text:p>
      <text:p text:style-name="Preformatted_20_Text">(</text:p>
      <text:p text:style-name="Preformatted_20_Text">NEW_ID_CARGO NUMBER,</text:p>
      <text:p text:style-name="Preformatted_20_Text">OLD_ID_CARGO NUMBER,</text:p>
      <text:p text:style-name="Preformatted_20_Text">NEW_NOME_CARGO VARCHAR2(10),</text:p>
      <text:p text:style-name="Preformatted_20_Text">OLD_NOME_CARGO VARCHAR2(10),</text:p>
      <text:p text:style-name="Preformatted_20_Text">NEW_MIN_SAL NUMBER,</text:p>
      <text:p text:style-name="Preformatted_20_Text">OLD_MIN_SAL NUMBER,</text:p>
      <text:p text:style-name="Preformatted_20_Text">NEW_MAX_SAL NUMBER,</text:p>
      <text:p text:style-name="Preformatted_20_Text">OLD_MAX_SAL NUMBER,</text:p>
      <text:p text:style-name="Preformatted_20_Text">OPERACAO VARCHAR2(1),</text:p>
      <text:p text:style-name="Preformatted_20_Text">USUARIO VARCHAR2(10),</text:p>
      <text:p text:style-name="Preformatted_20_Text">DATA_HORA DATE</text:p>
      <text:p text:style-name="Preformatted_20_Text"/>
      <text:p text:style-name="Preformatted_20_Text">);</text:p>
      <text:p text:style-name="Preformatted_20_Text">CREATE OR REPLACE TRIGGER Tr_Log_cargo</text:p>
      <text:p text:style-name="Preformatted_20_Text">AFTER INSERT OR UPDATE OR DELETE</text:p>
      <text:p text:style-name="Preformatted_20_Text">ON Cargo</text:p>
      <text:p text:style-name="Preformatted_20_Text">FOR EACH ROW</text:p>
      <text:p text:style-name="Preformatted_20_Text">DECLARE</text:p>
      <text:p text:style-name="Preformatted_20_Text">v_op varchar2(1);</text:p>
      <text:p text:style-name="Preformatted_20_Text">BEGIN</text:p>
      <text:p text:style-name="Preformatted_20_Text">IF INSERTING THEN</text:p>
      <text:p text:style-name="Preformatted_20_Text">v_op:='I';</text:p>
      <text:p text:style-name="Preformatted_20_Text">ELSIF UPDATING THEN</text:p>
      <text:p text:style-name="Preformatted_20_Text">v_op:='U';</text:p>
      <text:p text:style-name="Preformatted_20_Text">ELSE</text:p>
      <text:p text:style-name="Preformatted_20_Text">v_op:='D';</text:p>
      <text:p text:style-name="Preformatted_20_Text">END IF;</text:p>
      <text:p text:style-name="Preformatted_20_Text"/>
      <text:p text:style-name="Preformatted_20_Text">insert into log_cargo</text:p>
      <text:p text:style-name="Preformatted_20_Text">(new_id_cargo,old_id_cargo,new_nome_cargo,old_nome_cargo,new_min_sal,old_min_sal,new_max_sal,old_max_sal,operacao,usuario,data_hora)</text:p>
      <text:p text:style-name="Preformatted_20_Text">values (:new.id_cargo,:old.id_cargo,:new.nome_cargo,:old.nome_cargo,:new.min_sal,:old.min_sal,:new.max_sal,:old.max_sal,v_op,user,sysdate);</text:p>
      <text:p text:style-name="Preformatted_20_Text"/>
      <text:p text:style-name="Preformatted_20_Text">END;</text:p>
      <text:p text:style-name="Preformatted_20_Text"/>
      <text:p text:style-name="Preformatted_20_Text">Explicando o código:</text:p>
      <text:p text:style-name="Preformatted_20_Text"><text:s text:c="2"/>Inicialmente é criada a tabela log_cargo para armazar o log da tabela cargo. A tabela log_cargo possui o new <text:s/>e o old de cada campo da tabela cargo. Por exemplo, se for inserido o cargo gerente. O campo new_nome_cargo vai ter o valor gerente e o campo old_nome_cargo vai ser null pois o insert não tem valores old para os campos. Se o nome do cargo gerente fosse alterado para gerente de vendas seria inserido um registro na tabela log_cargo com o valor gerente de vendas para o campo new_nome_cargo e o valore gerente para o campo old_nome_cargo.</text:p>
      <text:p text:style-name="Preformatted_20_Text">O comando if com os predicados inserting, updating é utilizado para que possa ser criada apenas uma trigger para os três comandos DML. Se a trigger for disparada por causa de um comando INSERT por exemplo, o predicado INSERTING será verdadeiro e a variável v_op vai receber o valor I. Isto significa que o registro no log vai receber o valor I indicando que que a operação realizada na tabela cargo foi um insert.</text:p>
      <text:p text:style-name="Preformatted_20_Text">No comando insert da trigger são inseridos os valores inseridos, alterados ou excluídos da tabela cargo. A função sysdate retorna a data e hora atual e a função uuser retorna o usuário que executou o comando DML na tabela cargo.</text:p>
      <text:p text:style-name="Preformatted_20_Text"><text:soft-page-break/></text:p>
      <text:p text:style-name="Preformatted_20_Text">Testando o Log:</text:p>
      <text:p text:style-name="Preformatted_20_Text">Executar o comando insert na tabela cargo</text:p>
      <text:p text:style-name="Preformatted_20_Text"/>
      <text:p text:style-name="Preformatted_20_Text">insert into cargo values(305,'gerente',5000,9000);</text:p>
      <text:p text:style-name="Preformatted_20_Text"/>
      <text:p text:style-name="Preformatted_20_Text">Quando o comando insert é executado a trigger Tr_Log_cargo será disparada e um registro referente a operação de insert na tabela cargo será inserido na tabela log_cargo.</text:p>
      <text:p text:style-name="Preformatted_20_Text"/>
      <text:p text:style-name="Preformatted_20_Text">Uma consulta na tabela Log_cargo apresenta as seguintes informações:</text:p>
      <text:p text:style-name="Preformatted_20_Text">SELECT * </text:p>
      <text:p text:style-name="Preformatted_20_Text">FROM log_cargo;</text:p>
      <text:p text:style-name="Preformatted_20_Text"/>
      <text:p text:style-name="Preformatted_20_Text">NEW_ID_CARGO</text:p>
      <text:p text:style-name="Preformatted_20_Text"/>
      <text:p text:style-name="Preformatted_20_Text">OLD_ID_CARGO</text:p>
      <text:p text:style-name="Preformatted_20_Text"/>
      <text:p text:style-name="Preformatted_20_Text">NEW_NOME_CARGO</text:p>
      <text:p text:style-name="Preformatted_20_Text"/>
      <text:p text:style-name="Preformatted_20_Text">OLD_NOME_CARGO</text:p>
      <text:p text:style-name="Preformatted_20_Text"/>
      <text:p text:style-name="Preformatted_20_Text">NEW_MIN_SAL</text:p>
      <text:p text:style-name="Preformatted_20_Text"/>
      <text:p text:style-name="Preformatted_20_Text">OLD_MIN_SAL</text:p>
      <text:p text:style-name="Preformatted_20_Text"/>
      <text:p text:style-name="Preformatted_20_Text">NEW_MAX_SAL</text:p>
      <text:p text:style-name="Preformatted_20_Text"/>
      <text:p text:style-name="Preformatted_20_Text">OLD_MAX_SAL</text:p>
      <text:p text:style-name="Preformatted_20_Text"/>
      <text:p text:style-name="Preformatted_20_Text">OPERACAO</text:p>
      <text:p text:style-name="Preformatted_20_Text"/>
      <text:p text:style-name="Preformatted_20_Text">USUARIO</text:p>
      <text:p text:style-name="Preformatted_20_Text"/>
      <text:p text:style-name="Preformatted_20_Text">DATA_HORA</text:p>
      <text:p text:style-name="Preformatted_20_Text"/>
      <text:p text:style-name="Preformatted_20_Text">305</text:p>
      <text:p text:style-name="Preformatted_20_Text"/>
      <text:p text:style-name="Preformatted_20_Text">-</text:p>
      <text:p text:style-name="Preformatted_20_Text"/>
      <text:p text:style-name="Preformatted_20_Text">gerente</text:p>
      <text:p text:style-name="Preformatted_20_Text"/>
      <text:p text:style-name="Preformatted_20_Text">-</text:p>
      <text:p text:style-name="Preformatted_20_Text"/>
      <text:p text:style-name="Preformatted_20_Text">5000</text:p>
      <text:p text:style-name="Preformatted_20_Text"/>
      <text:p text:style-name="Preformatted_20_Text">-</text:p>
      <text:p text:style-name="Preformatted_20_Text"/>
      <text:p text:style-name="Preformatted_20_Text">9000</text:p>
      <text:p text:style-name="Preformatted_20_Text"/>
      <text:p text:style-name="Preformatted_20_Text">-</text:p>
      <text:p text:style-name="Preformatted_20_Text"/>
      <text:p text:style-name="Preformatted_20_Text">I</text:p>
      <text:p text:style-name="Preformatted_20_Text"/>
      <text:p text:style-name="Preformatted_20_Text">APEX_PUBLIC_USER</text:p>
      <text:p text:style-name="Preformatted_20_Text"/>
      <text:p text:style-name="Preformatted_20_Text">13-SEP-23</text:p>
      <text:p text:style-name="Preformatted_20_Text">&lt;/pre&gt;</text:p>
      <text:p text:style-name="Preformatted_20_Text"/>
      <text:p text:style-name="Preformatted_20_Text">&lt;pre&gt;</text:p>
      <text:p text:style-name="Preformatted_20_Text"/>
      <text:p text:style-name="Preformatted_20_Text">&lt;/pre&gt;</text:p>
      <text:p text:style-name="Preformatted_20_Text"/>
      <text:p text:style-name="Preformatted_20_Text"/>
      <text:p text:style-name="Preformatted_20_Text"><text:soft-page-break/></text:p>
      <text:p text:style-name="P7"><text:span text:style-name="T1">A afirmativa correta é a </text:span><text:span text:style-name="Strong_20_Emphasis"><text:span text:style-name="T2">c</text:span></text:span><text:span text:style-name="T1">. Em triggers PL/SQL, o qualificador </text:span><text:span text:style-name="Source_20_Text"><text:span text:style-name="T5">:new</text:span></text:span><text:span text:style-name="T1"> refere-se aos novos valores de dados que estão sendo inseridos ou atualizados. Portanto, quando disparada por um </text:span><text:span text:style-name="Source_20_Text"><text:span text:style-name="T5">INSERT</text:span></text:span><text:span text:style-name="T1">, </text:span><text:span text:style-name="Source_20_Text"><text:span text:style-name="T5">:new.id_cargo</text:span></text:span><text:span text:style-name="T1"> contém o valor sendo inserido na coluna </text:span><text:span text:style-name="Source_20_Text"><text:span text:style-name="T5">id_cargo</text:span></text:span><text:span text:style-name="T1">. </text:span></text:p>
      <text:list text:style-name="L1">
        <text:list-item>
          <text:p text:style-name="P18"><text:span text:style-name="Strong_20_Emphasis"><text:span text:style-name="T2">a. Incorreta:</text:span></text:span><text:span text:style-name="T1"> </text:span><text:span text:style-name="Source_20_Text"><text:span text:style-name="T5">:new</text:span></text:span><text:span text:style-name="T1"> é um pseudo-registro, não uma solicitação de entrada de usuário.</text:span></text:p>
        </text:list-item>
        <text:list-item>
          <text:p text:style-name="P18"><text:span text:style-name="Strong_20_Emphasis"><text:span text:style-name="T2">b. Incorreta:</text:span></text:span><text:span text:style-name="T1"> </text:span><text:span text:style-name="Source_20_Text"><text:span text:style-name="T5">:new</text:span></text:span><text:span text:style-name="T1"> é um registro especial pré-definido pelo Oracle (em triggers de linha) e não precisa ser declarado.</text:span></text:p>
        </text:list-item>
        <text:list-item>
          <text:p text:style-name="P18"><text:span text:style-name="Strong_20_Emphasis"><text:span text:style-name="T2">d. Incorreta:</text:span></text:span><text:span text:style-name="T1"> Como a comparação é com </text:span><text:span text:style-name="Source_20_Text"><text:span text:style-name="T5">:new.id_cargo</text:span></text:span><text:span text:style-name="T1">, geralmente a chave primária, o SELECT deve retornar apenas uma linha.</text:span></text:p>
        </text:list-item>
      </text:list>
      <text:p text:style-name="Preformatted_20_Text"/>
      <text:p text:style-name="Preformatted_20_Text"/>
      <text:p text:style-name="Preformatted_20_Text"/>
      <text:p text:style-name="P8">A associação correta, com base em conceitos de banco de dados Oracle PL/SQL, relaciona gatilhos a eventos e estruturas específicas: Mutating Table está associado a TRIGGER (especificamente em nível de linha), DROP é um comando que pode ser utilizado com TRIGGER/PACKAGE, e EXCEPTION é opcional em blocos PL/SQL. </text:p>
      <text:list text:style-name="L2">
        <text:list-item>
          <text:p text:style-name="P14"><text:span text:style-name="Strong_20_Emphasis"><text:span text:style-name="T2">Está associado a TRIGGER:</text:span></text:span><text:span text:style-name="T1"> Mutating Table (ocorre quando um trigger tenta ler/modificar a tabela que o disparou).</text:span></text:p>
        </text:list-item>
        <text:list-item>
          <text:p text:style-name="P14"><text:span text:style-name="Strong_20_Emphasis"><text:span text:style-name="T2">Não pode ser executado com o comando EXEC:</text:span></text:span><text:span text:style-name="T1"> TRIGGER (triggers são disparados automaticamente, não chamados manualmente via EXEC, que é para procedures/functions).</text:span></text:p>
        </text:list-item>
        <text:list-item>
          <text:p text:style-name="P14"><text:span text:style-name="Strong_20_Emphasis"><text:span text:style-name="T2">Comando que pode ser utilizado com TRIGGER ou PACKAGE:</text:span></text:span><text:span text:style-name="T1"> DROP (utilizado para remover ambos os objetos).</text:span></text:p>
        </text:list-item>
        <text:list-item>
          <text:p text:style-name="P14"><text:span text:style-name="Strong_20_Emphasis"><text:span text:style-name="T2">É opcional em um bloco PL/SQL:</text:span></text:span><text:span text:style-name="T1"> EXCEPTION (seção de tratamento de erros, opcional em blocos anônimos ou nomeados). </text:span></text:p>
        </text:list-item>
      </text:list>
      <text:p text:style-name="Preformatted_20_Text"/>
      <text:p text:style-name="Preformatted_20_Text"/>
      <text:p text:style-name="P4"><text:span text:style-name="T1">A estrutura básica de um bloco PL/SQL consiste em </text:span><text:span text:style-name="Source_20_Text"><text:span text:style-name="T7">DECLARE</text:span></text:span><text:span text:style-name="T8"> </text:span><text:span text:style-name="T1">(opcional), </text:span><text:span text:style-name="Source_20_Text"><text:span text:style-name="T7">BEGIN</text:span></text:span><text:span text:style-name="T8"> </text:span><text:span text:style-name="T1">(obrigatório), </text:span><text:span text:style-name="Source_20_Text"><text:span text:style-name="T7">EXCEPTION</text:span></text:span><text:span text:style-name="T8"> </text:span><text:span text:style-name="T1">(opcional) e </text:span><text:span text:style-name="Source_20_Text"><text:span text:style-name="T7">END</text:span></text:span><text:span text:style-name="T8"> </text:span><text:span text:style-name="T1">(obrigatório). A seção </text:span><text:span text:style-name="Source_20_Text"><text:span text:style-name="T7">EXCEPTION</text:span></text:span><text:span text:style-name="T8"> </text:span><text:span text:style-name="T1">é utilizada apenas se o desenvolvedor desejar tratar erros específicos de forma customizada; caso contrário, ela não é necessária para a compilação ou execução do bloco.</text:span><text:span text:style-name="T8"> </text:span> </text:p>
      <text:p text:style-name="P4"/>
      <text:p text:style-name="P6"><text:span text:style-name="T1">A forma correta de chamar uma procedure definida dentro de um package no Oracle SQL*Plus ou ferramentas similares (como SQL Developer) é utilizando o comando </text:span><text:span text:style-name="Source_20_Text"><text:span text:style-name="T5">EXEC</text:span></text:span><text:span text:style-name="T1"> seguido pelo nome do pacote, um ponto, e o nome da procedure.</text:span></text:p>
      <text:p text:style-name="P8">A resposta correta é:</text:p>
      <text:p text:style-name="P5"><text:span text:style-name="Strong_20_Emphasis"><text:span text:style-name="T2">c. exec pkg_aluno.lista_alunos</text:span></text:span><text:span text:style-name="T1"> </text:span></text:p>
      <text:p text:style-name="P5"><text:soft-page-break/><text:span text:style-name="Strong_20_Emphasis"><text:span text:style-name="T2">Justificativa:</text:span></text:span></text:p>
      <text:list text:style-name="L3">
        <text:list-item>
          <text:p text:style-name="P19"><text:span text:style-name="T1">A sintaxe para chamar procedures de pacotes exige a qualificação </text:span><text:span text:style-name="Source_20_Text"><text:span text:style-name="T5">nome_pacote.nome_procedure</text:span></text:span><text:span text:style-name="T1">.</text:span></text:p>
        </text:list-item>
        <text:list-item>
          <text:p text:style-name="P19"><text:span text:style-name="T1">O comando </text:span><text:span text:style-name="Source_20_Text"><text:span text:style-name="T5">EXEC</text:span></text:span><text:span text:style-name="T1"> (ou </text:span><text:span text:style-name="Source_20_Text"><text:span text:style-name="T5">EXECUTE</text:span></text:span><text:span text:style-name="T1">) é um comando de ambiente (SQL*Plus) usado para executar blocos PL/SQL anonimamente. </text:span></text:p>
        </text:list-item>
      </text:list>
      <text:p text:style-name="P20"><text:span text:style-name="T1">Portanto, </text:span><text:span text:style-name="Source_20_Text"><text:span text:style-name="T5">exec pkg_aluno.lista_alunos</text:span></text:span><text:span text:style-name="T1"> é a forma correta para referenciar o escopo do pacote </text:span><text:span text:style-name="Source_20_Text"><text:span text:style-name="T5">pkg_aluno</text:span></text:span></text:p>
      <text:p text:style-name="P4"/>
      <text:p text:style-name="P6"><text:span text:style-name="T1">A alternativa correta é a </text:span><text:span text:style-name="Strong_20_Emphasis"><text:span text:style-name="T2">d</text:span></text:span><text:span text:style-name="T1">.</text:span></text:p>
      <text:p text:style-name="P7"><text:span text:style-name="T1">Uma </text:span><text:span text:style-name="Source_20_Text"><text:span text:style-name="T5">TRIGGER</text:span></text:span><text:span text:style-name="T1"> que não tem a cláusula </text:span><text:span text:style-name="Source_20_Text"><text:span text:style-name="T5">FOR EACH ROW</text:span></text:span><text:span text:style-name="T1"> (ou seja, uma </text:span><text:span text:style-name="Emphasis"><text:span text:style-name="T4">statement-level trigger</text:span></text:span><text:span text:style-name="T1"> ou trigger de instrução) não gera o erro de </text:span><text:a xlink:type="simple" xlink:href="https://www.google.com/search?q=Mutating+Table&amp;sca_esv=a5908d9afcf34126&amp;rlz=1C1CHBD_pt-PTBR909BR909&amp;sxsrf=ANbL-n4XFlchaG1dE5pW3HiO4cBWiBb4wA%3A1769713991162&amp;ei=R7F7aaHTCZrN5OUPurj08Qo&amp;ved=2ahUKEwjM78SNu7GSAxU1FLkGHdmOD-gQgK4QegQIAxAB&amp;uact=5&amp;oq=Sobre+Mutating+Table+é+correto+afirmar+que%3A%0D%0A%0D%0A%0D%0Aa.%0D%0ANão+é+possível+resolver+o+problema+de+Mutating+Table.%0D%0A%0D%0A%0D%0Ab.%0D%0AToda+trigger+gera+o+problema+de+mutating+table.%0D%0A%0D%0A%0D%0Ac.%0D%0APara+que+a+trigger+não+gera+o+erro+de+Mutating+Table+basta+inluir+a+cláusula+NO+MUTATING+na+definição+da+trigger.%0D%0A%0D%0A%0D%0Ad.%0D%0AUma+TRIGGER+que+não+tem+a+cláusula+FOR+EACH+ROW+não+gera+o+erro+de+mutating+Table.&amp;gs_lp=Egxnd3Mtd2l6LXNlcnAi9QJTb2JyZSBNdXRhdGluZyBUYWJsZSDDqSBjb3JyZXRvIGFmaXJtYXIgcXVlOgoKCmEuCk7Do28gw6kgcG9zc8OtdmVsIHJlc29sdmVyIG8gcHJvYmxlbWEgZGUgTXV0YXRpbmcgVGFibGUuCgoKYi4KVG9kYSB0cmlnZ2VyIGdlcmEgbyBwcm9ibGVtYSBkZSBtdXRhdGluZyB0YWJsZS4KCgpjLgpQYXJhIHF1ZSBhIHRyaWdnZXIgbsOjbyBnZXJhIG8gZXJybyBkZSBNdXRhdGluZyBUYWJsZSBiYXN0YSBpbmx1aXIgYSBjbMOhdXN1bGEgTk8gTVVUQVRJTkcgbmEgZGVmaW5pw6fDo28gZGEgdHJpZ2dlci4KCgpkLgpVbWEgVFJJR0dFUiBxdWUgbsOjbyB0ZW0gYSBjbMOhdXN1bGEgRk9SIEVBQ0ggUk9XIG7Do28gZ2VyYSBvIGVycm8gZGUgbXV0YXRpbmcgVGFibGUuMgcQIxgnGOoCMgcQIxgnGOoCMgcQIxgnGOoCMgcQIxgnGOoCMg0QIxiABBgnGIoFGOoCMg0QIxiABBgnGIoFGOoCMg0QIxiABBgnGIoFGOoCMg0QIxiABBgnGIoFGOoCMg0QIxiABBgnGIoFGOoCMg0QIxiABBgnGIoFGOoCMhAQABgDGLQCGOoCGI8B2AEBMhAQLhgDGLQCGOoCGI8B2AEBMhAQABgDGLQCGOoCGI8B2AEBMhAQABgDGLQCGOoCGI8B2AEBMhAQABgDGLQCGOoCGI8B2AEBMhAQABgDGLQCGOoCGI8B2AEBMhAQLhgDGLQCGOoCGI8B2AEBMhAQABgDGLQCGOoCGI8B2AEBMhAQABgDGLQCGOoCGI8B2AEBMhAQABgDGLQCGOoCGI8B2AEBSLogUJAOWJAOcAJ4AJABAJgBAKABAKoBALgBA8gBAPgBAfgBApgCAqACMagCFJgDG_EF8GRD5tTJ3z26BgYIARABGAqSBwEyoAcAsgcAuAcAwgcFMy0xLjHIByuACAA&amp;sclient=gws-wiz-serp" text:style-name="Internet_20_link" text:visited-style-name="Visited_20_Internet_20_Link"><text:span text:style-name="T3">Mutating Table</text:span></text:a><text:span text:style-name="T1"> (ORA-04091), pois ela executa apenas uma vez para o comando DML completo, e não a cada linha modificada, evitando o conflito de consistência de dados. </text:span></text:p>
      <text:list text:style-name="L4">
        <text:list-item>
          <text:p text:style-name="P15"><text:span text:style-name="Strong_20_Emphasis"><text:span text:style-name="T2">Por que as outras estão incorretas:</text:span></text:span></text:p>
          <text:list>
            <text:list-item>
              <text:p text:style-name="P15"><text:span text:style-name="Strong_20_Emphasis"><text:span text:style-name="T2">a. Incorreta:</text:span></text:span><text:span text:style-name="T1"> É possível resolver problemas de Mutating Table (uso de tabelas temporárias, views, ou reformulação da lógica).</text:span></text:p>
            </text:list-item>
            <text:list-item>
              <text:p text:style-name="P21"><text:span text:style-name="Strong_20_Emphasis"><text:span text:style-name="T2">b. Incorreta:</text:span></text:span><text:span text:style-name="T1"> Apenas triggers que atuam por linha (</text:span><text:span text:style-name="Source_20_Text"><text:span text:style-name="T5">FOR EACH ROW</text:span></text:span><text:span text:style-name="T1">) e tentam ler/modificar a tabela que as chamou geram esse erro.</text:span></text:p>
            </text:list-item>
            <text:list-item>
              <text:p text:style-name="P15"><text:span text:style-name="Strong_20_Emphasis"><text:span text:style-name="T2">c. Incorreta:</text:span></text:span><text:span text:style-name="T1"> Não existe uma cláusula "NO MUTATING" no Oracle. A solução envolve técnicas como </text:span><text:span text:style-name="Emphasis"><text:span text:style-name="T4">pragma autonomous_transaction</text:span></text:span><text:span text:style-name="T1"> ou </text:span><text:span text:style-name="Emphasis"><text:span text:style-name="T4">compound triggers</text:span></text:span><text:span text:style-name="T1">. </text:span></text:p>
            </text:list-item>
          </text:list>
        </text:list-item>
      </text:list>
      <text:p text:style-name="P4"/>
      <text:p text:style-name="P9">A associação correta, baseada em PL/SQL Oracle, é:</text:p>
      <text:list text:style-name="L5">
        <text:list-item>
          <text:p text:style-name="P22"><text:span text:style-name="Strong_20_Emphasis"><text:span text:style-name="T2">Exceção gerada quando o select into retorna várias linhas:</text:span></text:span><text:span text:style-name="T1"> </text:span><text:span text:style-name="Source_20_Text"><text:span text:style-name="T5">TOO_MANY_ROWS</text:span></text:span></text:p>
        </text:list-item>
        <text:list-item>
          <text:p text:style-name="P22"><text:span text:style-name="Strong_20_Emphasis"><text:span text:style-name="T2">Exceção gerada quando o SELECT INTO não retorna nenhuma linha:</text:span></text:span><text:span text:style-name="T1"> </text:span><text:span text:style-name="Source_20_Text"><text:span text:style-name="T5">NO_DATA_FOUND</text:span></text:span></text:p>
        </text:list-item>
        <text:list-item>
          <text:p text:style-name="P22"><text:span text:style-name="Strong_20_Emphasis"><text:span text:style-name="T2">Procedure que gera uma exceção com um número e uma mensagem de erro definida pelo usuário:</text:span></text:span><text:span text:style-name="T1"> </text:span><text:span text:style-name="Source_20_Text"><text:span text:style-name="T5">RAISE_APPLICATION_ERROR</text:span></text:span><text:span text:style-name="T1"> </text:span></text:p>
        </text:list-item>
      </text:list>
      <text:p text:style-name="Horizontal_20_Line"/>
      <text:p text:style-name="Text_20_body"><text:line-break/></text:p>
      <text:p text:style-name="Text_20_body"/>
      <text:p text:style-name="Text_20_body"/>
      <text:p text:style-name="Text_20_body"/>
      <text:p text:style-name="Text_20_body"/>
      <text:p text:style-name="Text_20_body"><text:soft-page-break/></text:p>
      <text:p text:style-name="P7"><text:span text:style-name="T1">Uma TRIGGER (gatilho) sem a cláusula </text:span><text:span text:style-name="Source_20_Text"><text:span text:style-name="T5">FOR EACH ROW</text:span></text:span><text:span text:style-name="T1"> é executada no nível da instrução (statement-level) e não linha a linha. Portanto, ela </text:span><text:span text:style-name="Strong_20_Emphasis"><text:span text:style-name="T2">não pode conter referências aos valores </text:span></text:span><text:span text:style-name="Strong_20_Emphasis"><text:span text:style-name="Source_20_Text"><text:span text:style-name="T6">:new</text:span></text:span></text:span><text:span text:style-name="Strong_20_Emphasis"><text:span text:style-name="T2"> e </text:span></text:span><text:span text:style-name="Strong_20_Emphasis"><text:span text:style-name="Source_20_Text"><text:span text:style-name="T6">:old</text:span></text:span></text:span><text:span text:style-name="T1"> dos campos da tabela, pois não há contexto de uma linha específica sendo modificada, conforme definido em </text:span><text:a xlink:type="simple" xlink:href="https://docs.oracle.com/cd/B13789_01/appdev.101/b10795/adfns_tr.htm" office:target-frame-name="_blank" xlink:show="new" text:style-name="Internet_20_link" text:visited-style-name="Visited_20_Internet_20_Link"><text:span text:style-name="T9">Oracle Help Center</text:span></text:a><text:span text:style-name="T1">. </text:span></text:p>
      <text:p text:style-name="P5"><text:span text:style-name="T1">A alternativa correta é:<text:line-break/></text:span><text:span text:style-name="Strong_20_Emphasis"><text:span text:style-name="T2">c. Referência as valores new e old dos campos da tabela.</text:span></text:span></text:p>
      <text:list text:style-name="L6">
        <text:list-item>
          <text:p text:style-name="P23"><text:span text:style-name="T1">Triggers de nível de instrução (sem </text:span><text:span text:style-name="Source_20_Text"><text:span text:style-name="T5">FOR EACH ROW</text:span></text:span><text:span text:style-name="T1">) acionam uma vez por instrução SQL (ex: um </text:span><text:span text:style-name="Source_20_Text"><text:span text:style-name="T5">UPDATE</text:span></text:span><text:span text:style-name="T1"> que altera 100 linhas roda a trigger apenas uma vez), o que impede o acesso a dados específicos de cada linha afetada, sendo necessário o uso da cláusula para tal funcionalidade. </text:span></text:p>
        </text:list-item>
      </text:list>
      <text:p text:style-name="Text_20_body"/>
      <text:p text:style-name="P5"><text:span text:style-name="T1">A opção correta é a </text:span><text:span text:style-name="Strong_20_Emphasis"><text:span text:style-name="T2">b. TRIGGER com a cláusula FOR EACH ROW</text:span></text:span><text:span text:style-name="T1">.</text:span></text:p>
      <text:p text:style-name="P10">Explicação</text:p>
      <text:p text:style-name="P7"><text:span text:style-name="T1">Para verificar a disponibilidade do médico para uma </text:span><text:span text:style-name="Strong_20_Emphasis"><text:span text:style-name="T2">nova</text:span></text:span><text:span text:style-name="T1"> consulta (acessando os dados da linha que está sendo inserida/atualizada através de </text:span><text:span text:style-name="Source_20_Text"><text:span text:style-name="T5">:new</text:span></text:span><text:span text:style-name="T1">), a </text:span><text:span text:style-name="Emphasis"><text:span text:style-name="T4">trigger</text:span></text:span><text:span text:style-name="T1"> deve ser disparada para </text:span><text:span text:style-name="Strong_20_Emphasis"><text:span text:style-name="T2">cada linha</text:span></text:span><text:span text:style-name="T1"> individual que está sendo processada. A cláusula </text:span><text:span text:style-name="Source_20_Text"><text:span text:style-name="T5">FOR EACH ROW</text:span></text:span><text:span text:style-name="T1"> garante que o bloco de código da </text:span><text:span text:style-name="Emphasis"><text:span text:style-name="T4">trigger</text:span></text:span><text:span text:style-name="T1"> seja executado para cada registro, permitindo o acesso aos pseudorregistros </text:span><text:span text:style-name="Source_20_Text"><text:span text:style-name="T5">:new</text:span></text:span><text:span text:style-name="T1"> e </text:span><text:span text:style-name="Source_20_Text"><text:span text:style-name="T5">:old</text:span></text:span><text:span text:style-name="T1"> (se aplicável), que contêm os valores da linha sendo manipulada. Isso é essencial para inspecionar os detalhes específicos da consulta que está sendo marcada e, se necessário, impedir a operação (geralmente usando uma </text:span><text:span text:style-name="Emphasis"><text:span text:style-name="T4">trigger</text:span></text:span><text:span text:style-name="T1"> </text:span><text:span text:style-name="Source_20_Text"><text:span text:style-name="T5">BEFORE</text:span></text:span><text:span text:style-name="T1"> para validar os dados antes que sejam confirmados no banco). </text:span></text:p>
      <text:p text:style-name="Horizontal_20_Line"/>
      <text:p text:style-name="P26">Por que outras opções estão incorretas</text:p>
      <text:list text:style-name="L7">
        <text:list-item>
          <text:p text:style-name="P24"><text:span text:style-name="Strong_20_Emphasis"><text:span text:style-name="T2">a. TRIGGER sem a cláusula FOR EACH ROW:</text:span></text:span><text:span text:style-name="T1"> Uma </text:span><text:span text:style-name="Emphasis"><text:span text:style-name="T4">trigger</text:span></text:span><text:span text:style-name="T1"> sem essa cláusula é uma </text:span><text:span text:style-name="Emphasis"><text:span text:style-name="T4">trigger</text:span></text:span><text:span text:style-name="T1"> de </text:span><text:span text:style-name="Strong_20_Emphasis"><text:span text:style-name="T2">nível de comando</text:span></text:span><text:span text:style-name="T1"> (</text:span><text:span text:style-name="Emphasis"><text:span text:style-name="T4">statement-level trigger</text:span></text:span><text:span text:style-name="T1">). Ela dispara apenas uma vez por comando SQL, independentemente do número de linhas afetadas, e </text:span><text:span text:style-name="Strong_20_Emphasis"><text:span text:style-name="T2">não tem acesso</text:span></text:span><text:span text:style-name="T1"> aos dados específicos de cada linha individual através de </text:span><text:span text:style-name="Source_20_Text"><text:span text:style-name="T5">:new</text:span></text:span><text:span text:style-name="T1"> ou </text:span><text:span text:style-name="Source_20_Text"><text:span text:style-name="T5">:old</text:span></text:span><text:span text:style-name="T1">.</text:span></text:p>
        </text:list-item>
        <text:list-item>
          <text:p text:style-name="P16"><text:span text:style-name="Strong_20_Emphasis"><text:span text:style-name="T2">c. TRIGGER INSTEAD OF:</text:span></text:span><text:span text:style-name="T1"> Este tipo de </text:span><text:span text:style-name="Emphasis"><text:span text:style-name="T4">trigger</text:span></text:span><text:span text:style-name="T1"> é geralmente usado em visões (</text:span><text:span text:style-name="Emphasis"><text:span text:style-name="T4">views</text:span></text:span><text:span text:style-name="T1">) para realizar operações complexas que, de outra forma, não seriam possíveis diretamente na visão. Não é o tipo padrão para validação de regras de negócio em tabelas.</text:span></text:p>
        </text:list-item>
        <text:list-item>
          <text:p text:style-name="P24"><text:span text:style-name="Strong_20_Emphasis"><text:span text:style-name="T2">d. TRIGGER NEW:</text:span></text:span><text:span text:style-name="T1"> Incorreto. "NEW" é um pseudorregistro (como </text:span><text:span text:style-name="Source_20_Text"><text:span text:style-name="T5">:new</text:span></text:span><text:span text:style-name="T1">) que armazena os novos valores de uma linha, não um tipo de </text:span><text:span text:style-name="Emphasis"><text:span text:style-name="T4">trigger</text:span></text:span><text:span text:style-name="T1"> ou uma cláusula de definição. </text:span></text:p>
        </text:list-item>
      </text:list>
      <text:p text:style-name="P20"><text:soft-page-break/><text:span text:style-name="T1">Para garantir que a verificação de disponibilidade seja eficaz, a </text:span><text:span text:style-name="Emphasis"><text:span text:style-name="T4">trigger</text:span></text:span><text:span text:style-name="T1"> deve ser do tipo </text:span><text:span text:style-name="Source_20_Text"><text:span text:style-name="T5">BEFORE INSERT</text:span></text:span><text:span text:style-name="T1"> (ou </text:span><text:span text:style-name="Source_20_Text"><text:span text:style-name="T5">BEFORE UPDATE</text:span></text:span><text:span text:style-name="T1">, se a data/hora/médico puder ser alterado) </text:span><text:span text:style-name="Source_20_Text"><text:span text:style-name="T5">FOR EACH ROW</text:span></text:span><text:span text:style-name="T1">.</text:span></text:p>
      <text:p text:style-name="Horizontal_20_Line"/>
      <text:p text:style-name="P17"><text:span text:style-name="T1">Podemos elaborar um </text:span><text:span text:style-name="Strong_20_Emphasis"><text:span text:style-name="T2">exemplo completo do código SQL</text:span></text:span><text:span text:style-name="T1"> para essa </text:span><text:span text:style-name="Emphasis"><text:span text:style-name="T4">trigger</text:span></text:span><text:span text:style-name="T1">, incluindo a lógica de verificação e a mensagem de erro. </text:span><text:span text:style-name="Strong_20_Emphasis"><text:span text:style-name="T2">Gostaria de ver o código para um sistema específico como Oracle ou MySQL?</text:span></text:span></text:p>
      <text:p text:style-name="Text_20_body"/>
      <text:p text:style-name="P7"><text:span text:style-name="T1">A resposta correta é a </text:span><text:span text:style-name="Strong_20_Emphasis"><text:span text:style-name="T2">c. PUT_LINE do pacote DBMS_OUTPUT</text:span></text:span><text:span text:style-name="T1">. No Oracle Database, o procedimento </text:span><text:span text:style-name="Source_20_Text"><text:span text:style-name="T5">DBMS_OUTPUT.PUT_LINE</text:span></text:span><text:span text:style-name="T1"> é amplamente utilizado dentro de blocos PL/SQL, incluindo triggers, para exibir mensagens na saída padrão (geralmente visualizada no SQL*Plus ou ferramentas de desenvolvimento com </text:span><text:span text:style-name="Source_20_Text"><text:span text:style-name="T5">SET SERVEROUTPUT ON</text:span></text:span><text:span text:style-name="T1">). </text:span></text:p>
      <text:list text:style-name="L8">
        <text:list-item>
          <text:p text:style-name="P25"><text:span text:style-name="Strong_20_Emphasis"><text:span text:style-name="T2">Por que não as outras?</text:span></text:span><text:span text:style-name="T1"> </text:span><text:span text:style-name="Source_20_Text"><text:span text:style-name="T5">PUT</text:span></text:span><text:span text:style-name="T1"> (b) também é do pacote, mas não adiciona uma nova linha automaticamente; </text:span><text:span text:style-name="Source_20_Text"><text:span text:style-name="T5">PRINT_LINE</text:span></text:span><text:span text:style-name="T1"> e </text:span><text:span text:style-name="Source_20_Text"><text:span text:style-name="T5">PRINT</text:span></text:span><text:span text:style-name="T1"> (d) não são a sintaxe padrão do </text:span><text:span text:style-name="Source_20_Text"><text:span text:style-name="T5">DBMS_OUTPUT</text:span></text:span><text:span text:style-name="T1"> no contexto da pergunta.</text:spa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2" text:outline-level="3">Questão <text:span text:style-name="T10">1</text:span></text:h>
      <text:section text:style-name="Sect1" text:name="question-24371057-1">
        <text:p text:style-name="P27">Ainda não respondida</text:p>
        <text:p text:style-name="P27">Vale 1,00 ponto(s).</text:p>
        <text:section text:style-name="Sect1" text:name="yui_3_17_2_1_1769713582590_25">
          <text:p text:style-name="P35">Marcar questão</text:p>
        </text:section>
        <text:section text:style-name="Sect1" text:name="yui_3_17_2_1_1769713582590_153">
          <text:p text:style-name="P36"/>
          <text:section text:style-name="Sect2" text:name="yui_3_17_2_1_1769713582590_152">
            <text:p text:style-name="P34"><draw:frame draw:style-name="fr1" draw:name="Quadro1" text:anchor-type="char" svg:width="0.041cm" draw:z-index="0"><draw:text-box fo:min-height="0.041cm"><text:h text:style-name="P3" text:outline-level="4">Texto da questão</text:h></draw:text-box></draw:frame>Considere o seguinte trecho de código de uma TRIGGER:</text:p>
            <text:p text:style-name="P28">  <text:span text:style-name="T11">SELECT min_sal, max_sal   INTO isal, xsal   FROM Cargo   WHERE id_cargo = :new.id_cargo;</text:span></text:p>
            <text:p text:style-name="P36"/>
            <text:p text:style-name="P29">Marque a afirmativa correta:</text:p>
            <text:section text:style-name="Sect1" text:name="yui_3_17_2_1_1769713582590_169">
              <text:p text:style-name="P36"/>
              <text:section text:style-name="Sect1" text:name="yui_3_17_2_1_1769713582590_168">
                <text:p text:style-name="P35">a.</text:p>
                <text:p text:style-name="P30">O :new significa que o usuário deve digitar um novo valor.</text:p>
                <text:p text:style-name="P31">b.</text:p>
                <text:p text:style-name="P30">O :new deve ter sido definido na seção de declaração da TRIGGER.</text:p>
                <text:section text:style-name="Sect1" text:name="yui_3_17_2_1_1769713582590_167">
                  <text:p text:style-name="P35">c.</text:p>
                  <text:p text:style-name="P30">No caso da TRIGGER ter sido disparada por um INSERT o :new.id_cargo vai conter o id_cargo do comando insert.</text:p>
                </text:section>
                <text:p text:style-name="P32">d.</text:p>
                <text:p text:style-name="P30">Este SELECT pode retornar mais de uma linha.</text:p>
              </text:section>
              <text:section text:style-name="Sect1" text:name="q24371057:1_clearchoice">
                <text:p text:style-name="P32"/>
              </text:section>
            </text:section>
          </text:section>
        </text:section>
      </text:section>
      <text:section text:style-name="Sect1" text:name="question-24371057-2">
        <text:h text:style-name="P1" text:outline-level="3">Questão <text:span text:style-name="T10">2</text:span></text:h>
        <text:p text:style-name="P27">Ainda não respondida</text:p>
        <text:p text:style-name="P27">Vale 1,00 ponto(s).</text:p>
        <text:section text:style-name="Sect1" text:name="yui_3_17_2_1_1769713582590_34">
          <text:p text:style-name="P35">Marcar questão</text:p>
        </text:section>
        <text:section text:style-name="Sect1" text:name="yui_3_17_2_1_1769713582590_172">
          <text:p text:style-name="P36"/>
          <text:section text:style-name="Sect2" text:name="yui_3_17_2_1_1769713582590_171">
            <text:p text:style-name="P35"><draw:frame draw:style-name="fr1" draw:name="Quadro2" text:anchor-type="char" svg:width="0.041cm" draw:z-index="1"><draw:text-box fo:min-height="0.041cm"><text:h text:style-name="P3" text:outline-level="4">Texto da questão</text:h></draw:text-box></draw:frame></text:p>
            <text:section text:style-name="Sect1" text:name="yui_3_17_2_1_1769713582590_174">
              <text:p text:style-name="P37"><text:bookmark text:name="yui_3_17_2_1_1769713582590_173"/>Faça a associação correta:</text:p>
            </text:section>
            <text:section text:style-name="Sect1" text:name="yui_3_17_2_1_1769713582590_190">
              <text:p text:style-name="P11"><text:bookmark text:name="yui_3_17_2_1_1769713582590_189"/><text:bookmark text:name="yui_3_17_2_1_1769713582590_188"/><text:bookmark text:name="yui_3_17_2_1_1769713582590_187"/></text:p>
              <table:table table:name="Tabela1" table:style-name="Tabela1">
                <table:table-column table:style-name="Tabela1.A"/>
                <table:table-column table:style-name="Tabela1.B"/>
                <table:table-row>
                  <table:table-cell table:style-name="Tabela1.A1" office:value-type="string">
                    <text:p text:style-name="P13">Está associado a TRIGGER.<text:bookmark text:name="yui_3_17_2_1_1769713582590_186"/></text:p>
                  </table:table-cell>
                  <table:table-cell table:style-name="Tabela1.A1" office:value-type="string">
                    <text:p text:style-name="Table_20_Contents">Resposta 1Escolher...EXCEPTIONDROPMutating TableTRIGGER<text:bookmark text:name="yui_3_17_2_1_1769713582590_192"/></text:p>
                  </table:table-cell>
                </table:table-row>
                <table:table-row>
                  <table:table-cell table:style-name="Tabela1.A1" office:value-type="string">
                    <text:p text:style-name="P13">Não pode ser executado com o comando EXEC.<text:bookmark text:name="yui_3_17_2_1_1769713582590_191"/></text:p>
                  </table:table-cell>
                  <table:table-cell table:style-name="Tabela1.A1" office:value-type="string">
                    <text:p text:style-name="Table_20_Contents">Resposta 2Escolher...EXCEPTIONDROPMutating TableTRIGGER<text:bookmark text:name="yui_3_17_2_1_1769713582590_195"/></text:p>
                  </table:table-cell>
                </table:table-row>
                <table:table-row>
                  <table:table-cell table:style-name="Tabela1.A1" office:value-type="string">
                    <text:p text:style-name="P13">Comando que pode ser utilizado com TRIGGER ou PACKAGE.<text:bookmark text:name="yui_3_17_2_1_1769713582590_194"/></text:p>
                  </table:table-cell>
                  <table:table-cell table:style-name="Tabela1.A1" office:value-type="string">
                    <text:p text:style-name="Table_20_Contents">Resposta 3Escolher...EXCEPTIONDROPMutating TableTRIGGER<text:bookmark text:name="yui_3_17_2_1_1769713582590_198"/></text:p>
                  </table:table-cell>
                </table:table-row>
                <table:table-row>
                  <table:table-cell table:style-name="Tabela1.A1" office:value-type="string">
                    <text:p text:style-name="P13">É opcional em um bloco PL/SQL.<text:bookmark text:name="yui_3_17_2_1_1769713582590_197"/></text:p>
                  </table:table-cell>
                  <table:table-cell table:style-name="Tabela1.A1" office:value-type="string">
                    <text:p text:style-name="Table_20_Contents">Resposta 4Escolher...EXCEPTIONDROPMutating TableTRIGGER</text:p>
                  </table:table-cell>
                </table:table-row>
              </table:table>
              <text:p text:style-name="P32"/>
            </text:section>
          </text:section>
        </text:section>
      </text:section>
      <text:section text:style-name="Sect1" text:name="question-24371057-3">
        <text:h text:style-name="P1" text:outline-level="3">Questão <text:span text:style-name="T10">3</text:span></text:h>
        <text:p text:style-name="P27">Ainda não respondida</text:p>
        <text:p text:style-name="P27">Vale 1,00 ponto(s).</text:p>
        <text:section text:style-name="Sect1" text:name="yui_3_17_2_1_1769713582590_43">
          <text:p text:style-name="P35"><text:soft-page-break/>Marcar questão</text:p>
        </text:section>
        <text:section text:style-name="Sect1" text:name="yui_3_17_2_1_1769713582590_201">
          <text:p text:style-name="P36"/>
          <text:section text:style-name="Sect2" text:name="yui_3_17_2_1_1769713582590_200">
            <text:p text:style-name="P34"><draw:frame draw:style-name="fr1" draw:name="Quadro3" text:anchor-type="char" svg:width="0.041cm" draw:z-index="2"><draw:text-box fo:min-height="0.041cm"><text:h text:style-name="P3" text:outline-level="4">Texto da questão</text:h></draw:text-box></draw:frame>Não é obrigatório que um bloco PL/SQL tenha uma seção EXCEPTION</text:p>
            <text:section text:style-name="Sect1" text:name="yui_3_17_2_1_1769713582590_204">
              <text:p text:style-name="P36">Escolha uma opção:</text:p>
              <text:section text:style-name="Sect1" text:name="yui_3_17_2_1_1769713582590_203">
                <text:p text:style-name="P35"/>
                <text:section text:style-name="Sect1" text:name="yui_3_17_2_1_1769713582590_202">
                  <text:p text:style-name="P35">Verdadeiro</text:p>
                </text:section>
                <text:section text:style-name="Sect1" text:name="yui_3_17_2_1_1769713582590_206">
                  <text:p text:style-name="P35">Falso</text:p>
                </text:section>
              </text:section>
            </text:section>
          </text:section>
        </text:section>
      </text:section>
      <text:section text:style-name="Sect1" text:name="question-24371057-4">
        <text:h text:style-name="P1" text:outline-level="3">Questão <text:span text:style-name="T10">4</text:span></text:h>
        <text:p text:style-name="P27">Ainda não respondida</text:p>
        <text:p text:style-name="P27">Vale 1,00 ponto(s).</text:p>
        <text:section text:style-name="Sect1" text:name="yui_3_17_2_1_1769713582590_52">
          <text:p text:style-name="P35">Marcar questão</text:p>
        </text:section>
        <text:section text:style-name="Sect1" text:name="yui_3_17_2_1_1769713582590_208">
          <text:p text:style-name="P36"/>
          <text:section text:style-name="Sect2" text:name="yui_3_17_2_1_1769713582590_207">
            <text:p text:style-name="P34"><draw:frame draw:style-name="fr1" draw:name="Quadro4" text:anchor-type="char" svg:width="0.041cm" draw:z-index="3"><draw:text-box fo:min-height="0.041cm"><text:h text:style-name="P3" text:outline-level="4">Texto da questão</text:h></draw:text-box></draw:frame>Considere um package pkg_aluno e uma procedure lista_alunos definida dentro deste pacote. A forma correta de chamar esta procedure é:</text:p>
            <text:section text:style-name="Sect1" text:name="yui_3_17_2_1_1769713582590_214">
              <text:p text:style-name="P36"/>
              <text:section text:style-name="Sect1" text:name="yui_3_17_2_1_1769713582590_213">
                <text:p text:style-name="P35">a.</text:p>
                <text:p text:style-name="P30">run pkg_aluno</text:p>
                <text:section text:style-name="Sect1" text:name="yui_3_17_2_1_1769713582590_212">
                  <text:p text:style-name="P35">b.</text:p>
                  <text:section text:style-name="Sect1" text:name="yui_3_17_2_1_1769713582590_210">
                    <text:p text:style-name="P37"><text:bookmark text:name="yui_3_17_2_1_1769713582590_209"/>pkg_aluno exec lista_alunos</text:p>
                  </text:section>
                </text:section>
                <text:section text:style-name="Sect1" text:name="yui_3_17_2_1_1769713582590_216">
                  <text:p text:style-name="P32">c.</text:p>
                  <text:p text:style-name="P30">exec pkg_aluno.lista_alunos</text:p>
                </text:section>
                <text:p text:style-name="P32">d.</text:p>
                <text:p text:style-name="P30">exec lista_alunos</text:p>
              </text:section>
              <text:section text:style-name="Sect1" text:name="q24371057:4_clearchoice">
                <text:p text:style-name="P32"/>
              </text:section>
            </text:section>
          </text:section>
        </text:section>
      </text:section>
      <text:section text:style-name="Sect1" text:name="question-24371057-5">
        <text:h text:style-name="P1" text:outline-level="3">Questão <text:span text:style-name="T10">5</text:span></text:h>
        <text:p text:style-name="P27">Ainda não respondida</text:p>
        <text:p text:style-name="P27">Vale 1,00 ponto(s).</text:p>
        <text:section text:style-name="Sect1" text:name="yui_3_17_2_1_1769713582590_61">
          <text:p text:style-name="P35">Marcar questão</text:p>
        </text:section>
        <text:section text:style-name="Sect1" text:name="yui_3_17_2_1_1769713582590_219">
          <text:p text:style-name="P36"/>
          <text:section text:style-name="Sect2" text:name="yui_3_17_2_1_1769713582590_218">
            <text:p text:style-name="P34"><draw:frame draw:style-name="fr1" draw:name="Quadro5" text:anchor-type="char" svg:width="0.041cm" draw:z-index="4"><draw:text-box fo:min-height="0.041cm"><text:h text:style-name="P3" text:outline-level="4">Texto da questão</text:h></draw:text-box></draw:frame>Sobre Mutating Table é correto afirmar que:</text:p>
            <text:section text:style-name="Sect1" text:name="yui_3_17_2_1_1769713582590_222">
              <text:p text:style-name="P36"/>
              <text:section text:style-name="Sect1" text:name="yui_3_17_2_1_1769713582590_221">
                <text:p text:style-name="P35">a.</text:p>
                <text:p text:style-name="P30">Não é possível resolver o problema de Mutating Table.</text:p>
                <text:p text:style-name="P31">b.</text:p>
                <text:p text:style-name="P30">Toda trigger gera o problema de mutating table.</text:p>
                <text:p text:style-name="P31">c.</text:p>
                <text:p text:style-name="P30">Para que a trigger não gera o erro de Mutating Table basta inluir a cláusula NO MUTATING na definição da trigger.</text:p>
                <text:section text:style-name="Sect1" text:name="yui_3_17_2_1_1769713582590_220">
                  <text:p text:style-name="P35">d.</text:p>
                  <text:p text:style-name="P30">Uma TRIGGER que não tem a cláusula FOR EACH ROW não gera o erro de mutating Table.</text:p>
                </text:section>
              </text:section>
              <text:section text:style-name="Sect1" text:name="q24371057:5_clearchoice">
                <text:p text:style-name="P32"/>
              </text:section>
            </text:section>
          </text:section>
        </text:section>
      </text:section>
      <text:section text:style-name="Sect1" text:name="question-24371057-6">
        <text:h text:style-name="P1" text:outline-level="3"><text:soft-page-break/>Questão <text:span text:style-name="T10">6</text:span></text:h>
        <text:p text:style-name="P27">Ainda não respondida</text:p>
        <text:p text:style-name="P27">Vale 1,00 ponto(s).</text:p>
        <text:section text:style-name="Sect1" text:name="yui_3_17_2_1_1769713582590_70">
          <text:p text:style-name="P35">Marcar questão</text:p>
        </text:section>
        <text:section text:style-name="Sect1" text:name="yui_3_17_2_1_1769713582590_230">
          <text:p text:style-name="P36"/>
          <text:section text:style-name="Sect2" text:name="yui_3_17_2_1_1769713582590_229">
            <text:p text:style-name="P34"><draw:frame draw:style-name="fr1" draw:name="Quadro6" text:anchor-type="char" svg:width="0.041cm" draw:z-index="5"><draw:text-box fo:min-height="0.041cm"><text:h text:style-name="P3" text:outline-level="4">Texto da questão</text:h></draw:text-box></draw:frame>Faça a associação correta:</text:p>
            <text:section text:style-name="Sect1" text:name="yui_3_17_2_1_1769713582590_228">
              <text:p text:style-name="P12"><text:bookmark text:name="yui_3_17_2_1_1769713582590_227"/><text:bookmark text:name="yui_3_17_2_1_1769713582590_226"/><text:bookmark text:name="yui_3_17_2_1_1769713582590_225"/></text:p>
              <table:table table:name="Tabela2" table:style-name="Tabela2">
                <table:table-column table:style-name="Tabela2.A"/>
                <table:table-column table:style-name="Tabela2.B"/>
                <table:table-row>
                  <table:table-cell table:style-name="Tabela2.A1" office:value-type="string">
                    <text:p text:style-name="P13">Exceção gerada quando o select into retorna várias linhas<text:bookmark text:name="yui_3_17_2_1_1769713582590_224"/></text:p>
                  </table:table-cell>
                  <table:table-cell table:style-name="Tabela2.A1" office:value-type="string">
                    <text:p text:style-name="Table_20_Contents">Resposta 1Escolher...RAISE_APPLICATION_ERRORNO_DATA_FOUNDTOO_MANY_ROWS<text:bookmark text:name="yui_3_17_2_1_1769713582590_233"/></text:p>
                  </table:table-cell>
                </table:table-row>
                <table:table-row>
                  <table:table-cell table:style-name="Tabela2.A1" office:value-type="string">
                    <text:p text:style-name="P13">Exceção gerada quando o SELECT INTO não retorna nenhuma linha<text:bookmark text:name="yui_3_17_2_1_1769713582590_232"/></text:p>
                  </table:table-cell>
                  <table:table-cell table:style-name="Tabela2.A1" office:value-type="string">
                    <text:p text:style-name="Table_20_Contents">Resposta 2Escolher...RAISE_APPLICATION_ERRORNO_DATA_FOUNDTOO_MANY_ROWS<text:bookmark text:name="yui_3_17_2_1_1769713582590_236"/></text:p>
                  </table:table-cell>
                </table:table-row>
                <table:table-row>
                  <table:table-cell table:style-name="Tabela2.A1" office:value-type="string">
                    <text:p text:style-name="P13">Procedure que gera uma exceção com um número e uma mensagem de erro definida pelo usuário.<text:bookmark text:name="yui_3_17_2_1_1769713582590_235"/></text:p>
                  </table:table-cell>
                  <table:table-cell table:style-name="Tabela2.A1" office:value-type="string">
                    <text:p text:style-name="Table_20_Contents">Resposta 3Escolher...RAISE_APPLICATION_ERRORNO_DATA_FOUNDTOO_MANY_ROWS</text:p>
                  </table:table-cell>
                </table:table-row>
              </table:table>
              <text:p text:style-name="P32"/>
            </text:section>
          </text:section>
        </text:section>
      </text:section>
      <text:section text:style-name="Sect1" text:name="question-24371057-7">
        <text:h text:style-name="P1" text:outline-level="3">Questão <text:span text:style-name="T10">7</text:span></text:h>
        <text:p text:style-name="P27">Ainda não respondida</text:p>
        <text:p text:style-name="P27">Vale 1,00 ponto(s).</text:p>
        <text:section text:style-name="Sect1" text:name="yui_3_17_2_1_1769713582590_79">
          <text:p text:style-name="P35">Marcar questão</text:p>
        </text:section>
        <text:section text:style-name="Sect1" text:name="yui_3_17_2_1_1769713582590_239">
          <text:p text:style-name="P36"/>
          <text:section text:style-name="Sect2" text:name="yui_3_17_2_1_1769713582590_238">
            <text:p text:style-name="P34"><draw:frame draw:style-name="fr1" draw:name="Quadro7" text:anchor-type="char" svg:width="0.041cm" draw:z-index="6"><draw:text-box fo:min-height="0.041cm"><text:h text:style-name="P3" text:outline-level="4">Texto da questão</text:h></draw:text-box></draw:frame>Uma TRIGGER que não tem a cláusula FOR EACH ROW não pode conter:</text:p>
            <text:section text:style-name="Sect1" text:name="yui_3_17_2_1_1769713582590_242">
              <text:p text:style-name="P36"/>
              <text:section text:style-name="Sect1" text:name="yui_3_17_2_1_1769713582590_241">
                <text:p text:style-name="P35">a.</text:p>
                <text:p text:style-name="P30">Um SELECT em mais de uma tabela.</text:p>
                <text:p text:style-name="P31">b.</text:p>
                <text:p text:style-name="P30">Uma cláusula EXCEPTION</text:p>
                <text:section text:style-name="Sect1" text:name="yui_3_17_2_1_1769713582590_240">
                  <text:p text:style-name="P35">c.</text:p>
                  <text:section text:style-name="Sect1" text:name="yui_3_17_2_1_1769713582590_245">
                    <text:p text:style-name="P37"><text:bookmark text:name="yui_3_17_2_1_1769713582590_244"/>Referência as valores new e old dos campos da tabela.</text:p>
                  </text:section>
                </text:section>
                <text:p text:style-name="P32">d.</text:p>
                <text:p text:style-name="P30">Um SELECT que retorna apenas uma linha.</text:p>
              </text:section>
              <text:section text:style-name="Sect1" text:name="q24371057:7_clearchoice">
                <text:p text:style-name="P32"/>
              </text:section>
            </text:section>
          </text:section>
        </text:section>
      </text:section>
      <text:section text:style-name="Sect1" text:name="question-24371057-8">
        <text:h text:style-name="P1" text:outline-level="3">Questão <text:span text:style-name="T10">8</text:span></text:h>
        <text:p text:style-name="P27">Ainda não respondida</text:p>
        <text:p text:style-name="P27">Vale 1,00 ponto(s).</text:p>
        <text:section text:style-name="Sect1" text:name="yui_3_17_2_1_1769713582590_88">
          <text:p text:style-name="P35">Marcar questão</text:p>
        </text:section>
        <text:section text:style-name="Sect1" text:name="yui_3_17_2_1_1769713582590_248">
          <text:p text:style-name="P36"/>
          <text:section text:style-name="Sect2" text:name="yui_3_17_2_1_1769713582590_247">
            <text:p text:style-name="P34"><draw:frame draw:style-name="fr1" draw:name="Quadro8" text:anchor-type="char" svg:width="0.041cm" draw:z-index="7"><draw:text-box fo:min-height="0.041cm"><text:h text:style-name="P3" text:outline-level="4">Texto da questão</text:h></draw:text-box></draw:frame>Considere a necessidade de criar uma trigger que verifica se um médico está disponível antes de marcar uma consulta, o :new será utilizado na trigger. Qual seria a definição correta desta trigger:</text:p>
            <text:section text:style-name="Sect1" text:name="yui_3_17_2_1_1769713582590_251">
              <text:p text:style-name="P36"/>
              <text:section text:style-name="Sect1" text:name="yui_3_17_2_1_1769713582590_250">
                <text:p text:style-name="P35">a.</text:p>
                <text:p text:style-name="P30">TRIGGER sem a cláusula FOR EACH ROW</text:p>
                <text:section text:style-name="Sect1" text:name="yui_3_17_2_1_1769713582590_249">
                  <text:p text:style-name="P35">b.</text:p>
                  <text:section text:style-name="Sect1" text:name="yui_3_17_2_1_1769713582590_254">
                    <text:p text:style-name="P37"><text:bookmark text:name="yui_3_17_2_1_1769713582590_253"/><text:soft-page-break/>TRIGGER com a cláusula FOR EACH ROW</text:p>
                  </text:section>
                </text:section>
                <text:p text:style-name="P32">c.</text:p>
                <text:p text:style-name="P30">TRIGGER INSTEAD OF</text:p>
                <text:p text:style-name="P31">d.</text:p>
                <text:p text:style-name="P30">TRIGGER NEW</text:p>
              </text:section>
              <text:section text:style-name="Sect1" text:name="q24371057:8_clearchoice">
                <text:p text:style-name="P32"/>
              </text:section>
            </text:section>
          </text:section>
        </text:section>
      </text:section>
      <text:section text:style-name="Sect1" text:name="question-24371057-9">
        <text:h text:style-name="P1" text:outline-level="3">Questão <text:span text:style-name="T10">9</text:span></text:h>
        <text:p text:style-name="P27">Ainda não respondida</text:p>
        <text:p text:style-name="P27">Vale 1,00 ponto(s).</text:p>
        <text:section text:style-name="Sect1" text:name="yui_3_17_2_1_1769713582590_97">
          <text:p text:style-name="P35">Marcar questão</text:p>
        </text:section>
        <text:section text:style-name="Sect1" text:name="yui_3_17_2_1_1769713582590_259">
          <text:p text:style-name="P36"/>
          <text:section text:style-name="Sect2" text:name="yui_3_17_2_1_1769713582590_258">
            <text:p text:style-name="P35"><draw:frame draw:style-name="fr1" draw:name="Quadro9" text:anchor-type="char" svg:width="0.041cm" draw:z-index="8"><draw:text-box fo:min-height="0.041cm"><text:h text:style-name="P3" text:outline-level="4">Texto da questão</text:h></draw:text-box></draw:frame></text:p>
            <text:section text:style-name="Sect1" text:name="yui_3_17_2_1_1769713582590_257">
              <text:p text:style-name="P37"><text:bookmark text:name="yui_3_17_2_1_1769713582590_256"/>Qual dos comandos abaixo pode ser utilizado para imprimir uma mensagem dentro de uma TRIGGER:</text:p>
            </text:section>
            <text:section text:style-name="Sect1" text:name="yui_3_17_2_1_1769713582590_264">
              <text:p text:style-name="P33"/>
              <text:section text:style-name="Sect1" text:name="yui_3_17_2_1_1769713582590_263">
                <text:p text:style-name="P35"/>
                <text:section text:style-name="Sect1" text:name="yui_3_17_2_1_1769713582590_262">
                  <text:p text:style-name="P35">a.</text:p>
                  <text:section text:style-name="Sect1" text:name="yui_3_17_2_1_1769713582590_260">
                    <text:p text:style-name="P35">PRINT_LINE</text:p>
                  </text:section>
                </text:section>
                <text:section text:style-name="Sect1" text:name="yui_3_17_2_1_1769713582590_266">
                  <text:p text:style-name="P32">b.</text:p>
                  <text:p text:style-name="P31">PUT do pacote DBMS_OUTPUT</text:p>
                </text:section>
                <text:section text:style-name="Sect1" text:name="yui_3_17_2_1_1769713582590_268">
                  <text:p text:style-name="P32">c.</text:p>
                  <text:p text:style-name="P31">PUT_LINE do pacote DBMS_OUTPUT</text:p>
                </text:section>
                <text:p text:style-name="P32">d.</text:p>
                <text:p text:style-name="P31">PRINT do pacote DBMS_OUTPUT</text:p>
              </text:section>
              <text:section text:style-name="Sect1" text:name="q24371057:9_clearchoice">
                <text:p text:style-name="P32"/>
              </text:section>
            </text:section>
          </text:section>
        </text:section>
      </text:section>
      <text:section text:style-name="Sect1" text:name="question-24371057-10">
        <text:h text:style-name="P1" text:outline-level="3">Questão <text:span text:style-name="T10">10</text:span></text:h>
        <text:p text:style-name="P27">Ainda não respondida</text:p>
        <text:p text:style-name="P27">Vale 1,00 ponto(s).</text:p>
        <text:section text:style-name="Sect1" text:name="yui_3_17_2_1_1769713582590_106">
          <text:p text:style-name="P35">Marcar questão</text:p>
        </text:section>
        <text:section text:style-name="Sect1" text:name="yui_3_17_2_1_1769713582590_271">
          <text:p text:style-name="P36"/>
          <text:section text:style-name="Sect2" text:name="yui_3_17_2_1_1769713582590_270">
            <text:p text:style-name="P34"><draw:frame draw:style-name="fr1" draw:name="Quadro10" text:anchor-type="char" svg:width="0.041cm" draw:z-index="9"><draw:text-box fo:min-height="0.041cm"><text:h text:style-name="P3" text:outline-level="4">Texto da questão</text:h></draw:text-box></draw:frame>Qual dos comandos abaixo é utilizado para criar uma TRIGGER:</text:p>
            <text:section text:style-name="Sect1" text:name="yui_3_17_2_1_1769713582590_277">
              <text:p text:style-name="P36"/>
              <text:section text:style-name="Sect1" text:name="yui_3_17_2_1_1769713582590_276">
                <text:p text:style-name="P35"/>
                <text:section text:style-name="Sect1" text:name="yui_3_17_2_1_1769713582590_279">
                  <text:p text:style-name="P35">a.</text:p>
                  <text:p text:style-name="P30">CREATE OR REPLACE TRIGGER</text:p>
                </text:section>
                <text:section text:style-name="Sect1" text:name="yui_3_17_2_1_1769713582590_275">
                  <text:p text:style-name="P32">b.</text:p>
                  <text:section text:style-name="Sect1" text:name="yui_3_17_2_1_1769713582590_273">
                    <text:p text:style-name="P37"><text:bookmark text:name="yui_3_17_2_1_1769713582590_272"/>REPLACE TRIGGER</text:p>
                  </text:section>
                </text:section>
                <text:p text:style-name="P32">c.</text:p>
                <text:p text:style-name="P30">NEW TRIGGER</text:p>
                <text:p text:style-name="P31">d.</text:p>
                <text:p text:style-name="P30">TRIGGER CREATE</text:p>
              </text:section>
            </text:section>
          </text:section>
        </text:section>
      </text:section>
      <text:p text:style-name="Text_20_body"/>
      <text:p text:style-name="Text_20_body"><text:soft-page-break/></text:p>
      <text:p text:style-name="Text_20_body"/>
      <text:p text:style-name="Text_20_body"/>
      <text:p text:style-name="Text_20_body"/>
      <text:p text:style-name="Text_20_body"/>
      <text:p text:style-name="Text_20_body"/>
      <text:p text:style-name="P4"/>
      <text:p text:style-name="P4"/>
      <text:p text:style-name="P4"/>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entury Gothic" svg:font-family="'Century Gothic', Arial, Helvetica, sans-serif"/>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6-01-29T16:57:08.364000000</dc:date>
    <meta:editing-duration>PT51M32S</meta:editing-duration>
    <meta:editing-cycles>1</meta:editing-cycles>
    <meta:document-statistic meta:table-count="2" meta:image-count="0" meta:object-count="0" meta:page-count="20" meta:paragraph-count="605" meta:word-count="4278" meta:character-count="28771" meta:non-whitespace-character-count="24629"/>
    <meta:generator>LibreOffice/7.4.1.2$Windows_X86_64 LibreOffice_project/3c58a8f3a960df8bc8fd77b461821e42c061c5f0</meta:generator>
  </office:meta>
</office:document-meta>
</file>